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9.04mm"/>
    </style:style>
    <style:style style:name="co2" style:family="table-column">
      <style:table-column-properties fo:break-before="auto" style:column-width="40.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64.26mm"/>
    </style:style>
    <style:style style:name="co5" style:family="table-column">
      <style:table-column-properties fo:break-before="auto" style:column-width="43.29mm"/>
    </style:style>
    <style:style style:name="co6" style:family="table-column">
      <style:table-column-properties fo:break-before="auto" style:column-width="85.51mm"/>
    </style:style>
    <style:style style:name="co7" style:family="table-column">
      <style:table-column-properties fo:break-before="auto" style:column-width="41.93mm"/>
    </style:style>
    <style:style style:name="co8" style:family="table-column">
      <style:table-column-properties fo:break-before="auto" style:column-width="68.35mm"/>
    </style:style>
    <style:style style:name="co9" style:family="table-column">
      <style:table-column-properties fo:break-before="auto" style:column-width="44.1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kew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Video</text:p>
          </table:table-cell>
          <table:table-cell office:value-type="string" calcext:value-type="string">
            <text:p>Annotated Startle Frame</text:p>
          </table:table-cell>
          <table:table-cell office:value-type="string" calcext:value-type="string">
            <text:p>Peak Frame</text:p>
          </table:table-cell>
          <table:table-cell office:value-type="string" calcext:value-type="string">
            <text:p>Startle Offset</text:p>
          </table:table-cell>
          <table:table-cell office:value-type="string" calcext:value-type="string">
            <text:p>Ground Truth Startle Duration (Frames)</text:p>
          </table:table-cell>
          <table:table-cell office:value-type="string" calcext:value-type="string">
            <text:p>Peak Duration (Frames)</text:p>
          </table:table-cell>
          <table:table-cell/>
          <table:table-cell office:value-type="string" calcext:value-type="string">
            <text:p>csv startle</text:p>
          </table:table-cell>
          <table:table-cell office:value-type="string" calcext:value-type="string">
            <text:p>end startle</text:p>
          </table:table-cell>
          <table:table-cell office:value-type="string" calcext:value-type="string">
            <text:p>peak raw</text:p>
          </table:table-cell>
        </table:table-row>
        <table:table-row table:style-name="ro1">
          <table:table-cell office:value-type="string" calcext:value-type="string">
            <text:p>BC_POD1_PTILTVIDEO_20110519T091755.000Z_1</text:p>
          </table:table-cell>
          <table:table-cell table:formula="of:=[.H2]*3" office:value-type="float" office:value="165" calcext:value-type="float">
            <text:p>165</text:p>
          </table:table-cell>
          <table:table-cell office:value-type="float" office:value="252" calcext:value-type="float">
            <text:p>252</text:p>
          </table:table-cell>
          <table:table-cell table:formula="of:=[.C2]-[.B2]" office:value-type="float" office:value="87" calcext:value-type="float">
            <text:p>87</text:p>
          </table:table-cell>
          <table:table-cell table:formula="of:=([.I2]-[.H2])*3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BC_POD1_PTILTVIDEO_20110522T114342.000Z_1</text:p>
          </table:table-cell>
          <table:table-cell table:formula="of:=[.H3]*3"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table:formula="of:=[.C3]-[.B3]" office:value-type="float" office:value="-60" calcext:value-type="float">
            <text:p>-60</text:p>
          </table:table-cell>
          <table:table-cell table:formula="of:=([.I3]-[.H3])*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BC_POD1_PTILTVIDEO_20110522T114342.000Z_2</text:p>
          </table:table-cell>
          <table:table-cell table:formula="of:=[.H4]*3" office:value-type="float" office:value="117" calcext:value-type="float">
            <text:p>117</text:p>
          </table:table-cell>
          <table:table-cell office:value-type="float" office:value="99" calcext:value-type="float">
            <text:p>99</text:p>
          </table:table-cell>
          <table:table-cell table:formula="of:=[.C4]-[.B4]" office:value-type="float" office:value="-18" calcext:value-type="float">
            <text:p>-18</text:p>
          </table:table-cell>
          <table:table-cell table:formula="of:=([.I4]-[.H4])*3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BC_POD1_PTILTVIDEO_20110522T114342.000Z_3</text:p>
          </table:table-cell>
          <table:table-cell table:formula="of:=[.H5]*3" office:value-type="float" office:value="117" calcext:value-type="float">
            <text:p>117</text:p>
          </table:table-cell>
          <table:table-cell office:value-type="float" office:value="72" calcext:value-type="float">
            <text:p>72</text:p>
          </table:table-cell>
          <table:table-cell table:formula="of:=[.C5]-[.B5]" office:value-type="float" office:value="-45" calcext:value-type="float">
            <text:p>-45</text:p>
          </table:table-cell>
          <table:table-cell table:formula="of:=([.I5]-[.H5])*3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BC_POD1_PTILTVIDEO_20110522T173147.000Z_1</text:p>
          </table:table-cell>
          <table:table-cell table:formula="of:=[.H6]*3" office:value-type="float" office:value="111" calcext:value-type="float">
            <text:p>111</text:p>
          </table:table-cell>
          <table:table-cell office:value-type="float" office:value="132" calcext:value-type="float">
            <text:p>132</text:p>
          </table:table-cell>
          <table:table-cell table:formula="of:=[.C6]-[.B6]" office:value-type="float" office:value="21" calcext:value-type="float">
            <text:p>21</text:p>
          </table:table-cell>
          <table:table-cell table:formula="of:=([.I6]-[.H6])*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BC_POD1_PTILTVIDEO_20110522T173147.000Z_2</text:p>
          </table:table-cell>
          <table:table-cell table:formula="of:=[.H7]*3"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table:formula="of:=[.C7]-[.B7]" office:value-type="float" office:value="12" calcext:value-type="float">
            <text:p>12</text:p>
          </table:table-cell>
          <table:table-cell table:formula="of:=([.I7]-[.H7])*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BC_POD1_PTILTVIDEO_20110525T111402.000Z_1</text:p>
          </table:table-cell>
          <table:table-cell table:formula="of:=[.H8]*3" office:value-type="float" office:value="63" calcext:value-type="float">
            <text:p>63</text:p>
          </table:table-cell>
          <table:table-cell office:value-type="float" office:value="135" calcext:value-type="float">
            <text:p>135</text:p>
          </table:table-cell>
          <table:table-cell table:formula="of:=[.C8]-[.B8]" office:value-type="float" office:value="72" calcext:value-type="float">
            <text:p>72</text:p>
          </table:table-cell>
          <table:table-cell table:formula="of:=([.I8]-[.H8])*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BC_POD1_PTILTVIDEO_20110527T063643.000Z_1</text:p>
          </table:table-cell>
          <table:table-cell table:formula="of:=[.H9]*3" office:value-type="float" office:value="141" calcext:value-type="float">
            <text:p>141</text:p>
          </table:table-cell>
          <table:table-cell office:value-type="float" office:value="102" calcext:value-type="float">
            <text:p>102</text:p>
          </table:table-cell>
          <table:table-cell table:formula="of:=[.C9]-[.B9]" office:value-type="float" office:value="-39" calcext:value-type="float">
            <text:p>-39</text:p>
          </table:table-cell>
          <table:table-cell table:formula="of:=([.I9]-[.H9])*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BC_POD1_PTILTVIDEO_20110528T073304.000Z_1</text:p>
          </table:table-cell>
          <table:table-cell table:formula="of:=[.H10]*3"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table:formula="of:=[.C10]-[.B10]" office:value-type="float" office:value="-30" calcext:value-type="float">
            <text:p>-30</text:p>
          </table:table-cell>
          <table:table-cell table:formula="of:=([.I10]-[.H10])*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BC_POD1_PTILTVIDEO_20110528T165204.000Z_2</text:p>
          </table:table-cell>
          <table:table-cell table:formula="of:=[.H11]*3"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table:formula="of:=[.C11]-[.B11]" office:value-type="float" office:value="-9" calcext:value-type="float">
            <text:p>-9</text:p>
          </table:table-cell>
          <table:table-cell table:formula="of:=([.I11]-[.H11])*3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BC_POD1_PTILTVIDEO_20110528T165204.000Z_3</text:p>
          </table:table-cell>
          <table:table-cell table:formula="of:=[.H12]*3"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table:formula="of:=[.C12]-[.B12]" office:value-type="float" office:value="12" calcext:value-type="float">
            <text:p>12</text:p>
          </table:table-cell>
          <table:table-cell table:formula="of:=([.I12]-[.H12])*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BC_POD1_PTILTVIDEO_20110615T192950.000Z_1</text:p>
          </table:table-cell>
          <table:table-cell table:formula="of:=[.H13]*3" office:value-type="float" office:value="42" calcext:value-type="float">
            <text:p>42</text:p>
          </table:table-cell>
          <table:table-cell office:value-type="float" office:value="72" calcext:value-type="float">
            <text:p>72</text:p>
          </table:table-cell>
          <table:table-cell table:formula="of:=[.C13]-[.B13]" office:value-type="float" office:value="30" calcext:value-type="float">
            <text:p>30</text:p>
          </table:table-cell>
          <table:table-cell table:formula="of:=([.I13]-[.H13])*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BC_POD1_PTILTVIDEO_20110615T192950.000Z_2</text:p>
          </table:table-cell>
          <table:table-cell table:formula="of:=[.H14]*3" office:value-type="float" office:value="150" calcext:value-type="float">
            <text:p>150</text:p>
          </table:table-cell>
          <table:table-cell office:value-type="float" office:value="96" calcext:value-type="float">
            <text:p>96</text:p>
          </table:table-cell>
          <table:table-cell table:formula="of:=[.C14]-[.B14]" office:value-type="float" office:value="-54" calcext:value-type="float">
            <text:p>-54</text:p>
          </table:table-cell>
          <table:table-cell table:formula="of:=([.I14]-[.H14])*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table:style-name="ce1" office:value-type="string" calcext:value-type="string">
            <text:p>BC_POD1_PTILTVIDEO_20110615T192950.000Z_3</text:p>
          </table:table-cell>
          <table:table-cell table:formula="of:=[.H15]*3"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table:formula="of:=[.C15]-[.B15]" office:value-type="float" office:value="-96" calcext:value-type="float">
            <text:p>-96</text:p>
          </table:table-cell>
          <table:table-cell table:formula="of:=([.I15]-[.H15])*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BC_POD1_PTILTVIDEO_20110616T171904.000Z_1</text:p>
          </table:table-cell>
          <table:table-cell table:formula="of:=[.H16]*3"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table:formula="of:=[.C16]-[.B16]" office:value-type="float" office:value="-39" calcext:value-type="float">
            <text:p>-39</text:p>
          </table:table-cell>
          <table:table-cell table:formula="of:=([.I16]-[.H16])*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BC_POD1_PTILTVIDEO_20110616T171904.000Z_2</text:p>
          </table:table-cell>
          <table:table-cell table:formula="of:=[.H17]*3" office:value-type="float" office:value="84" calcext:value-type="float">
            <text:p>84</text:p>
          </table:table-cell>
          <table:table-cell office:value-type="float" office:value="102" calcext:value-type="float">
            <text:p>102</text:p>
          </table:table-cell>
          <table:table-cell table:formula="of:=[.C17]-[.B17]" office:value-type="float" office:value="18" calcext:value-type="float">
            <text:p>18</text:p>
          </table:table-cell>
          <table:table-cell table:formula="of:=([.I17]-[.H17])*3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BC_POD1_PTILTVIDEO_20110618T185440.000Z_1</text:p>
          </table:table-cell>
          <table:table-cell table:formula="of:=[.H18]*3"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formula="of:=[.C18]-[.B18]" office:value-type="float" office:value="-3" calcext:value-type="float">
            <text:p>-3</text:p>
          </table:table-cell>
          <table:table-cell table:formula="of:=([.I18]-[.H18])*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BC_POD1_PTILTVIDEO_20110618T185440.000Z_5</text:p>
          </table:table-cell>
          <table:table-cell table:formula="of:=[.H19]*3"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table:formula="of:=[.C19]-[.B19]" office:value-type="float" office:value="18" calcext:value-type="float">
            <text:p>18</text:p>
          </table:table-cell>
          <table:table-cell table:formula="of:=([.I19]-[.H19])*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BC_POD1_PTILTVIDEO_20110624T174459.000Z_1</text:p>
          </table:table-cell>
          <table:table-cell table:formula="of:=[.H20]*3"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table:formula="of:=[.C20]-[.B20]" office:value-type="float" office:value="6" calcext:value-type="float">
            <text:p>6</text:p>
          </table:table-cell>
          <table:table-cell table:formula="of:=([.I20]-[.H20])*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BC_POD1_PTILTVIDEO_20110624T174459.000Z_2</text:p>
          </table:table-cell>
          <table:table-cell table:formula="of:=[.H21]*3"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table:formula="of:=[.C21]-[.B21]" office:value-type="float" office:value="-27" calcext:value-type="float">
            <text:p>-27</text:p>
          </table:table-cell>
          <table:table-cell table:formula="of:=([.I21]-[.H21])*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BC_POD1_PTILTVIDEO_20110624T174459.000Z_3</text:p>
          </table:table-cell>
          <table:table-cell table:formula="of:=[.H22]*3" office:value-type="float" office:value="90" calcext:value-type="float">
            <text:p>90</text:p>
          </table:table-cell>
          <table:table-cell office:value-type="float" office:value="39" calcext:value-type="float">
            <text:p>39</text:p>
          </table:table-cell>
          <table:table-cell table:formula="of:=[.C22]-[.B22]" office:value-type="float" office:value="-51" calcext:value-type="float">
            <text:p>-51</text:p>
          </table:table-cell>
          <table:table-cell table:formula="of:=([.I22]-[.H22])*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BC_POD1_PTILTVIDEO_20110624T174459.000Z_4</text:p>
          </table:table-cell>
          <table:table-cell table:formula="of:=[.H23]*3"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  <table:table-cell table:formula="of:=[.C23]-[.B23]" office:value-type="float" office:value="54" calcext:value-type="float">
            <text:p>54</text:p>
          </table:table-cell>
          <table:table-cell table:formula="of:=([.I23]-[.H23])*3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BC_POD1_PTILTVIDEO_20110625T183602.000Z_1</text:p>
          </table:table-cell>
          <table:table-cell table:formula="of:=[.H24]*3" office:value-type="float" office:value="108" calcext:value-type="float">
            <text:p>108</text:p>
          </table:table-cell>
          <table:table-cell office:value-type="float" office:value="75" calcext:value-type="float">
            <text:p>75</text:p>
          </table:table-cell>
          <table:table-cell table:formula="of:=[.C24]-[.B24]" office:value-type="float" office:value="-33" calcext:value-type="float">
            <text:p>-33</text:p>
          </table:table-cell>
          <table:table-cell table:formula="of:=([.I24]-[.H24])*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BC_POD1_PTILTVIDEO_20110702T181655.000Z_1</text:p>
          </table:table-cell>
          <table:table-cell table:formula="of:=[.H25]*3" office:value-type="float" office:value="120" calcext:value-type="float">
            <text:p>120</text:p>
          </table:table-cell>
          <table:table-cell office:value-type="float" office:value="87" calcext:value-type="float">
            <text:p>87</text:p>
          </table:table-cell>
          <table:table-cell table:formula="of:=[.C25]-[.B25]" office:value-type="float" office:value="-33" calcext:value-type="float">
            <text:p>-33</text:p>
          </table:table-cell>
          <table:table-cell table:formula="of:=([.I25]-[.H25])*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BC_POD1_PTILTVIDEO_20110703T190647.000Z_1</text:p>
          </table:table-cell>
          <table:table-cell table:formula="of:=[.H26]*3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formula="of:=[.C26]-[.B26]" office:value-type="float" office:value="-3" calcext:value-type="float">
            <text:p>-3</text:p>
          </table:table-cell>
          <table:table-cell table:formula="of:=([.I26]-[.H26])*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BC_POD1_PTILTVIDEO_20110703T190647.000Z_2</text:p>
          </table:table-cell>
          <table:table-cell table:formula="of:=[.H27]*3"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table:formula="of:=[.C27]-[.B27]" office:value-type="float" office:value="-39" calcext:value-type="float">
            <text:p>-39</text:p>
          </table:table-cell>
          <table:table-cell table:formula="of:=([.I27]-[.H27])*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BC_POD1_PTILTVIDEO_20110703T190647.000Z_3</text:p>
          </table:table-cell>
          <table:table-cell table:formula="of:=[.H28]*3"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table:formula="of:=[.C28]-[.B28]" office:value-type="float" office:value="12" calcext:value-type="float">
            <text:p>12</text:p>
          </table:table-cell>
          <table:table-cell table:formula="of:=([.I28]-[.H28])*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2"/>
          <table:table-cell table:formula="of:=AVERAGE([.D2:.D28])" office:value-type="float" office:value="-8.77777777777778" calcext:value-type="float">
            <text:p>-8.77777777777778</text:p>
          </table:table-cell>
          <table:table-cell table:formula="of:=AVERAGE([.E2:.E28])" office:value-type="float" office:value="6.11111111111111" calcext:value-type="float">
            <text:p>6.11111111111111</text:p>
          </table:table-cell>
          <table:table-cell table:formula="of:=AVERAGE([.F2:.F28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ndard Deviation</text:p>
          </table:table-cell>
          <table:table-cell table:number-columns-repeated="2"/>
          <table:table-cell table:formula="of:=STDEV([.D2:.D28])" office:value-type="float" office:value="41.693324805457" calcext:value-type="float">
            <text:p>41.693324805457</text:p>
          </table:table-cell>
          <table:table-cell table:formula="of:=STDEV([.E2:.E28])" office:value-type="float" office:value="2.56205046088139" calcext:value-type="float">
            <text:p>2.56205046088139</text:p>
          </table:table-cell>
          <table:table-cell table:formula="of:=STDEV([.F2:.F28])" office:value-type="float" office:value="0" calcext:value-type="float">
            <text:p>0</text:p>
          </table:table-cell>
          <table:table-cell table:number-columns-repeated="4"/>
        </table:table-row>
      </table:table>
      <table:table table:name="Kurt3" table:style-name="ta1"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formula="of:=[Skew3.A1]" office:value-type="string" office:string-value="Video" calcext:value-type="string">
            <text:p>Video</text:p>
          </table:table-cell>
          <table:table-cell table:formula="of:=[Skew3.B1]" office:value-type="string" office:string-value="Annotated Startle Frame" calcext:value-type="string">
            <text:p>Annotated Startle Frame</text:p>
          </table:table-cell>
          <table:table-cell office:value-type="string" calcext:value-type="string">
            <text:p>Peak Frame</text:p>
          </table:table-cell>
          <table:table-cell office:value-type="string" calcext:value-type="string">
            <text:p>Startle Offset</text:p>
          </table:table-cell>
          <table:table-cell office:value-type="string" calcext:value-type="string">
            <text:p>Ground Truth Startle Duration (Frames)</text:p>
          </table:table-cell>
          <table:table-cell office:value-type="string" calcext:value-type="string">
            <text:p>Peak Duration (Frames)</text:p>
          </table:table-cell>
        </table:table-row>
        <table:table-row table:style-name="ro1">
          <table:table-cell table:formula="of:=[Skew3.A2]" office:value-type="string" office:string-value="BC_POD1_PTILTVIDEO_20110519T091755.000Z_1" calcext:value-type="string">
            <text:p>BC_POD1_PTILTVIDEO_20110519T091755.000Z_1</text:p>
          </table:table-cell>
          <table:table-cell table:formula="of:=[Skew3.B2]" office:value-type="float" office:value="165" calcext:value-type="float">
            <text:p>165</text:p>
          </table:table-cell>
          <table:table-cell office:value-type="float" office:value="129" calcext:value-type="float">
            <text:p>129</text:p>
          </table:table-cell>
          <table:table-cell table:formula="of:=[.C2]-[.B2]" office:value-type="float" office:value="-36" calcext:value-type="float">
            <text:p>-36</text:p>
          </table:table-cell>
          <table:table-cell table:formula="of:=[Skew3.E2]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.A3]" office:value-type="string" office:string-value="BC_POD1_PTILTVIDEO_20110522T114342.000Z_1" calcext:value-type="string">
            <text:p>BC_POD1_PTILTVIDEO_20110522T114342.000Z_1</text:p>
          </table:table-cell>
          <table:table-cell table:formula="of:=[Skew3.B3]"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table:formula="of:=[.C3]-[.B3]" office:value-type="float" office:value="-60" calcext:value-type="float">
            <text:p>-60</text:p>
          </table:table-cell>
          <table:table-cell table:formula="of:=[Skew3.E3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.A4]" office:value-type="string" office:string-value="BC_POD1_PTILTVIDEO_20110522T114342.000Z_2" calcext:value-type="string">
            <text:p>BC_POD1_PTILTVIDEO_20110522T114342.000Z_2</text:p>
          </table:table-cell>
          <table:table-cell table:formula="of:=[Skew3.B4]" office:value-type="float" office:value="117" calcext:value-type="float">
            <text:p>117</text:p>
          </table:table-cell>
          <table:table-cell office:value-type="float" office:value="99" calcext:value-type="float">
            <text:p>99</text:p>
          </table:table-cell>
          <table:table-cell table:formula="of:=[.C4]-[.B4]" office:value-type="float" office:value="-18" calcext:value-type="float">
            <text:p>-18</text:p>
          </table:table-cell>
          <table:table-cell table:formula="of:=[Skew3.E4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.A5]" office:value-type="string" office:string-value="BC_POD1_PTILTVIDEO_20110522T114342.000Z_3" calcext:value-type="string">
            <text:p>BC_POD1_PTILTVIDEO_20110522T114342.000Z_3</text:p>
          </table:table-cell>
          <table:table-cell table:formula="of:=[Skew3.B5]" office:value-type="float" office:value="117" calcext:value-type="float">
            <text:p>117</text:p>
          </table:table-cell>
          <table:table-cell office:value-type="float" office:value="162" calcext:value-type="float">
            <text:p>162</text:p>
          </table:table-cell>
          <table:table-cell table:formula="of:=[.C5]-[.B5]" office:value-type="float" office:value="45" calcext:value-type="float">
            <text:p>45</text:p>
          </table:table-cell>
          <table:table-cell table:formula="of:=[Skew3.E5]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Skew3.A6]" office:value-type="string" office:string-value="BC_POD1_PTILTVIDEO_20110522T173147.000Z_1" calcext:value-type="string">
            <text:p>BC_POD1_PTILTVIDEO_20110522T173147.000Z_1</text:p>
          </table:table-cell>
          <table:table-cell table:formula="of:=[Skew3.B6]" office:value-type="float" office:value="111" calcext:value-type="float">
            <text:p>111</text:p>
          </table:table-cell>
          <table:table-cell office:value-type="float" office:value="132" calcext:value-type="float">
            <text:p>132</text:p>
          </table:table-cell>
          <table:table-cell table:formula="of:=[.C6]-[.B6]" office:value-type="float" office:value="21" calcext:value-type="float">
            <text:p>21</text:p>
          </table:table-cell>
          <table:table-cell table:formula="of:=[Skew3.E6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.A7]" office:value-type="string" office:string-value="BC_POD1_PTILTVIDEO_20110522T173147.000Z_2" calcext:value-type="string">
            <text:p>BC_POD1_PTILTVIDEO_20110522T173147.000Z_2</text:p>
          </table:table-cell>
          <table:table-cell table:formula="of:=[Skew3.B7]"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table:formula="of:=[.C7]-[.B7]" office:value-type="float" office:value="12" calcext:value-type="float">
            <text:p>12</text:p>
          </table:table-cell>
          <table:table-cell table:formula="of:=[Skew3.E7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.A8]" office:value-type="string" office:string-value="BC_POD1_PTILTVIDEO_20110525T111402.000Z_1" calcext:value-type="string">
            <text:p>BC_POD1_PTILTVIDEO_20110525T111402.000Z_1</text:p>
          </table:table-cell>
          <table:table-cell table:formula="of:=[Skew3.B8]" office:value-type="float" office:value="63" calcext:value-type="float">
            <text:p>63</text:p>
          </table:table-cell>
          <table:table-cell office:value-type="float" office:value="135" calcext:value-type="float">
            <text:p>135</text:p>
          </table:table-cell>
          <table:table-cell table:formula="of:=[.C8]-[.B8]" office:value-type="float" office:value="72" calcext:value-type="float">
            <text:p>72</text:p>
          </table:table-cell>
          <table:table-cell table:formula="of:=[Skew3.E8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.A9]" office:value-type="string" office:string-value="BC_POD1_PTILTVIDEO_20110527T063643.000Z_1" calcext:value-type="string">
            <text:p>BC_POD1_PTILTVIDEO_20110527T063643.000Z_1</text:p>
          </table:table-cell>
          <table:table-cell table:formula="of:=[Skew3.B9]" office:value-type="float" office:value="141" calcext:value-type="float">
            <text:p>141</text:p>
          </table:table-cell>
          <table:table-cell office:value-type="float" office:value="174" calcext:value-type="float">
            <text:p>174</text:p>
          </table:table-cell>
          <table:table-cell table:formula="of:=[.C9]-[.B9]" office:value-type="float" office:value="33" calcext:value-type="float">
            <text:p>33</text:p>
          </table:table-cell>
          <table:table-cell table:formula="of:=[Skew3.E9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.A10]" office:value-type="string" office:string-value="BC_POD1_PTILTVIDEO_20110528T073304.000Z_1" calcext:value-type="string">
            <text:p>BC_POD1_PTILTVIDEO_20110528T073304.000Z_1</text:p>
          </table:table-cell>
          <table:table-cell table:formula="of:=[Skew3.B10]"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table:formula="of:=[.C10]-[.B10]" office:value-type="float" office:value="-24" calcext:value-type="float">
            <text:p>-24</text:p>
          </table:table-cell>
          <table:table-cell table:formula="of:=[Skew3.E10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.A11]" office:value-type="string" office:string-value="BC_POD1_PTILTVIDEO_20110528T165204.000Z_2" calcext:value-type="string">
            <text:p>BC_POD1_PTILTVIDEO_20110528T165204.000Z_2</text:p>
          </table:table-cell>
          <table:table-cell table:formula="of:=[Skew3.B11]" office:value-type="float" office:value="48" calcext:value-type="float">
            <text:p>48</text:p>
          </table:table-cell>
          <table:table-cell office:value-type="float" office:value="78" calcext:value-type="float">
            <text:p>78</text:p>
          </table:table-cell>
          <table:table-cell table:formula="of:=[.C11]-[.B11]" office:value-type="float" office:value="30" calcext:value-type="float">
            <text:p>30</text:p>
          </table:table-cell>
          <table:table-cell table:formula="of:=[Skew3.E11]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.A12]" office:value-type="string" office:string-value="BC_POD1_PTILTVIDEO_20110528T165204.000Z_3" calcext:value-type="string">
            <text:p>BC_POD1_PTILTVIDEO_20110528T165204.000Z_3</text:p>
          </table:table-cell>
          <table:table-cell table:formula="of:=[Skew3.B12]"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table:formula="of:=[.C12]-[.B12]" office:value-type="float" office:value="12" calcext:value-type="float">
            <text:p>12</text:p>
          </table:table-cell>
          <table:table-cell table:formula="of:=[Skew3.E12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.A13]" office:value-type="string" office:string-value="BC_POD1_PTILTVIDEO_20110615T192950.000Z_1" calcext:value-type="string">
            <text:p>BC_POD1_PTILTVIDEO_20110615T192950.000Z_1</text:p>
          </table:table-cell>
          <table:table-cell table:formula="of:=[Skew3.B13]" office:value-type="float" office:value="42" calcext:value-type="float">
            <text:p>42</text:p>
          </table:table-cell>
          <table:table-cell office:value-type="float" office:value="72" calcext:value-type="float">
            <text:p>72</text:p>
          </table:table-cell>
          <table:table-cell table:formula="of:=[.C13]-[.B13]" office:value-type="float" office:value="30" calcext:value-type="float">
            <text:p>30</text:p>
          </table:table-cell>
          <table:table-cell table:formula="of:=[Skew3.E13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.A14]" office:value-type="string" office:string-value="BC_POD1_PTILTVIDEO_20110615T192950.000Z_2" calcext:value-type="string">
            <text:p>BC_POD1_PTILTVIDEO_20110615T192950.000Z_2</text:p>
          </table:table-cell>
          <table:table-cell table:formula="of:=[Skew3.B14]" office:value-type="float" office:value="150" calcext:value-type="float">
            <text:p>150</text:p>
          </table:table-cell>
          <table:table-cell office:value-type="float" office:value="96" calcext:value-type="float">
            <text:p>96</text:p>
          </table:table-cell>
          <table:table-cell table:formula="of:=[.C14]-[.B14]" office:value-type="float" office:value="-54" calcext:value-type="float">
            <text:p>-54</text:p>
          </table:table-cell>
          <table:table-cell table:formula="of:=[Skew3.E14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.A15]" office:value-type="string" office:string-value="BC_POD1_PTILTVIDEO_20110615T192950.000Z_3" calcext:value-type="string">
            <text:p>BC_POD1_PTILTVIDEO_20110615T192950.000Z_3</text:p>
          </table:table-cell>
          <table:table-cell table:formula="of:=[Skew3.B15]"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table:formula="of:=[.C15]-[.B15]" office:value-type="float" office:value="-96" calcext:value-type="float">
            <text:p>-96</text:p>
          </table:table-cell>
          <table:table-cell table:formula="of:=[Skew3.E15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.A16]" office:value-type="string" office:string-value="BC_POD1_PTILTVIDEO_20110616T171904.000Z_1" calcext:value-type="string">
            <text:p>BC_POD1_PTILTVIDEO_20110616T171904.000Z_1</text:p>
          </table:table-cell>
          <table:table-cell table:formula="of:=[Skew3.B16]" office:value-type="float" office:value="45" calcext:value-type="float">
            <text:p>45</text:p>
          </table:table-cell>
          <table:table-cell office:value-type="float" office:value="147" calcext:value-type="float">
            <text:p>147</text:p>
          </table:table-cell>
          <table:table-cell table:formula="of:=[.C16]-[.B16]" office:value-type="float" office:value="102" calcext:value-type="float">
            <text:p>102</text:p>
          </table:table-cell>
          <table:table-cell table:formula="of:=[Skew3.E16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Skew3.A17]" office:value-type="string" office:string-value="BC_POD1_PTILTVIDEO_20110616T171904.000Z_2" calcext:value-type="string">
            <text:p>BC_POD1_PTILTVIDEO_20110616T171904.000Z_2</text:p>
          </table:table-cell>
          <table:table-cell table:formula="of:=[Skew3.B17]"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table:formula="of:=[.C17]-[.B17]" office:value-type="float" office:value="12" calcext:value-type="float">
            <text:p>12</text:p>
          </table:table-cell>
          <table:table-cell table:formula="of:=[Skew3.E17]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.A18]" office:value-type="string" office:string-value="BC_POD1_PTILTVIDEO_20110618T185440.000Z_1" calcext:value-type="string">
            <text:p>BC_POD1_PTILTVIDEO_20110618T185440.000Z_1</text:p>
          </table:table-cell>
          <table:table-cell table:formula="of:=[Skew3.B18]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[.C18]-[.B18]" office:value-type="float" office:value="-18" calcext:value-type="float">
            <text:p>-18</text:p>
          </table:table-cell>
          <table:table-cell table:formula="of:=[Skew3.E18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.A19]" office:value-type="string" office:string-value="BC_POD1_PTILTVIDEO_20110618T185440.000Z_5" calcext:value-type="string">
            <text:p>BC_POD1_PTILTVIDEO_20110618T185440.000Z_5</text:p>
          </table:table-cell>
          <table:table-cell table:formula="of:=[Skew3.B19]"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table:formula="of:=[.C19]-[.B19]" office:value-type="float" office:value="18" calcext:value-type="float">
            <text:p>18</text:p>
          </table:table-cell>
          <table:table-cell table:formula="of:=[Skew3.E19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.A20]" office:value-type="string" office:string-value="BC_POD1_PTILTVIDEO_20110624T174459.000Z_1" calcext:value-type="string">
            <text:p>BC_POD1_PTILTVIDEO_20110624T174459.000Z_1</text:p>
          </table:table-cell>
          <table:table-cell table:formula="of:=[Skew3.B20]" office:value-type="float" office:value="45" calcext:value-type="float">
            <text:p>45</text:p>
          </table:table-cell>
          <table:table-cell office:value-type="float" office:value="69" calcext:value-type="float">
            <text:p>69</text:p>
          </table:table-cell>
          <table:table-cell table:formula="of:=[.C20]-[.B20]" office:value-type="float" office:value="24" calcext:value-type="float">
            <text:p>24</text:p>
          </table:table-cell>
          <table:table-cell table:formula="of:=[Skew3.E20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.A21]" office:value-type="string" office:string-value="BC_POD1_PTILTVIDEO_20110624T174459.000Z_2" calcext:value-type="string">
            <text:p>BC_POD1_PTILTVIDEO_20110624T174459.000Z_2</text:p>
          </table:table-cell>
          <table:table-cell table:formula="of:=[Skew3.B21]"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table:formula="of:=[.C21]-[.B21]" office:value-type="float" office:value="-24" calcext:value-type="float">
            <text:p>-24</text:p>
          </table:table-cell>
          <table:table-cell table:formula="of:=[Skew3.E21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.A22]" office:value-type="string" office:string-value="BC_POD1_PTILTVIDEO_20110624T174459.000Z_3" calcext:value-type="string">
            <text:p>BC_POD1_PTILTVIDEO_20110624T174459.000Z_3</text:p>
          </table:table-cell>
          <table:table-cell table:formula="of:=[Skew3.B22]" office:value-type="float" office:value="90" calcext:value-type="float">
            <text:p>90</text:p>
          </table:table-cell>
          <table:table-cell office:value-type="float" office:value="39" calcext:value-type="float">
            <text:p>39</text:p>
          </table:table-cell>
          <table:table-cell table:formula="of:=[.C22]-[.B22]" office:value-type="float" office:value="-51" calcext:value-type="float">
            <text:p>-51</text:p>
          </table:table-cell>
          <table:table-cell table:formula="of:=[Skew3.E22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.A23]" office:value-type="string" office:string-value="BC_POD1_PTILTVIDEO_20110624T174459.000Z_4" calcext:value-type="string">
            <text:p>BC_POD1_PTILTVIDEO_20110624T174459.000Z_4</text:p>
          </table:table-cell>
          <table:table-cell table:formula="of:=[Skew3.B23]" office:value-type="float" office:value="60" calcext:value-type="float">
            <text:p>60</text:p>
          </table:table-cell>
          <table:table-cell office:value-type="float" office:value="99" calcext:value-type="float">
            <text:p>99</text:p>
          </table:table-cell>
          <table:table-cell table:formula="of:=[.C23]-[.B23]" office:value-type="float" office:value="39" calcext:value-type="float">
            <text:p>39</text:p>
          </table:table-cell>
          <table:table-cell table:formula="of:=[Skew3.E23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.A24]" office:value-type="string" office:string-value="BC_POD1_PTILTVIDEO_20110625T183602.000Z_1" calcext:value-type="string">
            <text:p>BC_POD1_PTILTVIDEO_20110625T183602.000Z_1</text:p>
          </table:table-cell>
          <table:table-cell table:formula="of:=[Skew3.B24]" office:value-type="float" office:value="108" calcext:value-type="float">
            <text:p>108</text:p>
          </table:table-cell>
          <table:table-cell office:value-type="float" office:value="75" calcext:value-type="float">
            <text:p>75</text:p>
          </table:table-cell>
          <table:table-cell table:formula="of:=[.C24]-[.B24]" office:value-type="float" office:value="-33" calcext:value-type="float">
            <text:p>-33</text:p>
          </table:table-cell>
          <table:table-cell table:formula="of:=[Skew3.E24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.A25]" office:value-type="string" office:string-value="BC_POD1_PTILTVIDEO_20110702T181655.000Z_1" calcext:value-type="string">
            <text:p>BC_POD1_PTILTVIDEO_20110702T181655.000Z_1</text:p>
          </table:table-cell>
          <table:table-cell table:formula="of:=[Skew3.B25]" office:value-type="float" office:value="120" calcext:value-type="float">
            <text:p>120</text:p>
          </table:table-cell>
          <table:table-cell office:value-type="float" office:value="87" calcext:value-type="float">
            <text:p>87</text:p>
          </table:table-cell>
          <table:table-cell table:formula="of:=[.C25]-[.B25]" office:value-type="float" office:value="-33" calcext:value-type="float">
            <text:p>-33</text:p>
          </table:table-cell>
          <table:table-cell table:formula="of:=[Skew3.E25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.A26]" office:value-type="string" office:string-value="BC_POD1_PTILTVIDEO_20110703T190647.000Z_1" calcext:value-type="string">
            <text:p>BC_POD1_PTILTVIDEO_20110703T190647.000Z_1</text:p>
          </table:table-cell>
          <table:table-cell table:formula="of:=[Skew3.B26]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formula="of:=[.C26]-[.B26]" office:value-type="float" office:value="-3" calcext:value-type="float">
            <text:p>-3</text:p>
          </table:table-cell>
          <table:table-cell table:formula="of:=[Skew3.E26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.A27]" office:value-type="string" office:string-value="BC_POD1_PTILTVIDEO_20110703T190647.000Z_2" calcext:value-type="string">
            <text:p>BC_POD1_PTILTVIDEO_20110703T190647.000Z_2</text:p>
          </table:table-cell>
          <table:table-cell table:formula="of:=[Skew3.B27]"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table:formula="of:=[.C27]-[.B27]" office:value-type="float" office:value="-39" calcext:value-type="float">
            <text:p>-39</text:p>
          </table:table-cell>
          <table:table-cell table:formula="of:=[Skew3.E27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.A28]" office:value-type="string" office:string-value="BC_POD1_PTILTVIDEO_20110703T190647.000Z_3" calcext:value-type="string">
            <text:p>BC_POD1_PTILTVIDEO_20110703T190647.000Z_3</text:p>
          </table:table-cell>
          <table:table-cell table:formula="of:=[Skew3.B28]"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table:formula="of:=[.C28]-[.B28]" office:value-type="float" office:value="12" calcext:value-type="float">
            <text:p>12</text:p>
          </table:table-cell>
          <table:table-cell table:formula="of:=[Skew3.E28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2"/>
          <table:table-cell table:formula="of:=AVERAGE([.D2:.D28])" office:value-type="float" office:value="-1" calcext:value-type="float">
            <text:p>-1</text:p>
          </table:table-cell>
          <table:table-cell table:formula="of:=AVERAGE([.E2:.E28])" office:value-type="float" office:value="6.11111111111111" calcext:value-type="float">
            <text:p>6.11111111111111</text:p>
          </table:table-cell>
          <table:table-cell table:formula="of:=AVERAGE([.F2:.F28])" office:value-type="float" office:value="2.92592592592593" calcext:value-type="float">
            <text:p>2.92592592592593</text:p>
          </table:table-cell>
        </table:table-row>
        <table:table-row table:style-name="ro1">
          <table:table-cell office:value-type="string" calcext:value-type="string">
            <text:p>Standard Deviation</text:p>
          </table:table-cell>
          <table:table-cell table:number-columns-repeated="2"/>
          <table:table-cell table:formula="of:=STDEV([.D2:.D28])" office:value-type="float" office:value="43.4343005185816" calcext:value-type="float">
            <text:p>43.4343005185816</text:p>
          </table:table-cell>
          <table:table-cell table:formula="of:=STDEV([.E2:.E28])" office:value-type="float" office:value="2.56205046088139" calcext:value-type="float">
            <text:p>2.56205046088139</text:p>
          </table:table-cell>
          <table:table-cell table:formula="of:=STDEV([.F2:.F28])" office:value-type="float" office:value="0.266880256341812" calcext:value-type="float">
            <text:p>0.266880256341812</text:p>
          </table:table-cell>
        </table:table-row>
      </table:table>
      <table:table table:name="Skew3_d" table:style-name="ta1"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formula="of:=[Skew3.A1]" office:value-type="string" office:string-value="Video" calcext:value-type="string">
            <text:p>Video</text:p>
          </table:table-cell>
          <table:table-cell table:formula="of:=[Skew3.B1]" office:value-type="string" office:string-value="Annotated Startle Frame" calcext:value-type="string">
            <text:p>Annotated Startle Frame</text:p>
          </table:table-cell>
          <table:table-cell office:value-type="string" calcext:value-type="string">
            <text:p>Peak Frame</text:p>
          </table:table-cell>
          <table:table-cell office:value-type="string" calcext:value-type="string">
            <text:p>Startle Offset</text:p>
          </table:table-cell>
          <table:table-cell office:value-type="string" calcext:value-type="string">
            <text:p>Ground Truth Startle Duration (Frames)</text:p>
          </table:table-cell>
          <table:table-cell office:value-type="string" calcext:value-type="string">
            <text:p>Peak Duration (Frames)</text:p>
          </table:table-cell>
        </table:table-row>
        <table:table-row table:style-name="ro1">
          <table:table-cell table:formula="of:=[Skew3.A2]" office:value-type="string" office:string-value="BC_POD1_PTILTVIDEO_20110519T091755.000Z_1" calcext:value-type="string">
            <text:p>BC_POD1_PTILTVIDEO_20110519T091755.000Z_1</text:p>
          </table:table-cell>
          <table:table-cell table:formula="of:=[Skew3.B2]" office:value-type="float" office:value="165" calcext:value-type="float">
            <text:p>165</text:p>
          </table:table-cell>
          <table:table-cell office:value-type="float" office:value="127" calcext:value-type="float">
            <text:p>127</text:p>
          </table:table-cell>
          <table:table-cell table:formula="of:=[.C2]-[.B2]" office:value-type="float" office:value="-38" calcext:value-type="float">
            <text:p>-38</text:p>
          </table:table-cell>
          <table:table-cell table:formula="of:=[Skew3.E2]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Skew3.A3]" office:value-type="string" office:string-value="BC_POD1_PTILTVIDEO_20110522T114342.000Z_1" calcext:value-type="string">
            <text:p>BC_POD1_PTILTVIDEO_20110522T114342.000Z_1</text:p>
          </table:table-cell>
          <table:table-cell table:formula="of:=[Skew3.B3]" office:value-type="float" office:value="120" calcext:value-type="float">
            <text:p>120</text:p>
          </table:table-cell>
          <table:table-cell office:value-type="float" office:value="61" calcext:value-type="float">
            <text:p>61</text:p>
          </table:table-cell>
          <table:table-cell table:formula="of:=[.C3]-[.B3]" office:value-type="float" office:value="-59" calcext:value-type="float">
            <text:p>-59</text:p>
          </table:table-cell>
          <table:table-cell table:formula="of:=[Skew3.E3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Skew3.A4]" office:value-type="string" office:string-value="BC_POD1_PTILTVIDEO_20110522T114342.000Z_2" calcext:value-type="string">
            <text:p>BC_POD1_PTILTVIDEO_20110522T114342.000Z_2</text:p>
          </table:table-cell>
          <table:table-cell table:formula="of:=[Skew3.B4]" office:value-type="float" office:value="117" calcext:value-type="float">
            <text:p>117</text:p>
          </table:table-cell>
          <table:table-cell office:value-type="float" office:value="97" calcext:value-type="float">
            <text:p>97</text:p>
          </table:table-cell>
          <table:table-cell table:formula="of:=[.C4]-[.B4]" office:value-type="float" office:value="-20" calcext:value-type="float">
            <text:p>-20</text:p>
          </table:table-cell>
          <table:table-cell table:formula="of:=[Skew3.E4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.A5]" office:value-type="string" office:string-value="BC_POD1_PTILTVIDEO_20110522T114342.000Z_3" calcext:value-type="string">
            <text:p>BC_POD1_PTILTVIDEO_20110522T114342.000Z_3</text:p>
          </table:table-cell>
          <table:table-cell table:formula="of:=[Skew3.B5]" office:value-type="float" office:value="117" calcext:value-type="float">
            <text:p>117</text:p>
          </table:table-cell>
          <table:table-cell office:value-type="float" office:value="160" calcext:value-type="float">
            <text:p>160</text:p>
          </table:table-cell>
          <table:table-cell table:formula="of:=[.C5]-[.B5]" office:value-type="float" office:value="43" calcext:value-type="float">
            <text:p>43</text:p>
          </table:table-cell>
          <table:table-cell table:formula="of:=[Skew3.E5]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Skew3.A6]" office:value-type="string" office:string-value="BC_POD1_PTILTVIDEO_20110522T173147.000Z_1" calcext:value-type="string">
            <text:p>BC_POD1_PTILTVIDEO_20110522T173147.000Z_1</text:p>
          </table:table-cell>
          <table:table-cell table:formula="of:=[Skew3.B6]"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table:formula="of:=[.C6]-[.B6]" office:value-type="float" office:value="22" calcext:value-type="float">
            <text:p>22</text:p>
          </table:table-cell>
          <table:table-cell table:formula="of:=[Skew3.E6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Skew3.A7]" office:value-type="string" office:string-value="BC_POD1_PTILTVIDEO_20110522T173147.000Z_2" calcext:value-type="string">
            <text:p>BC_POD1_PTILTVIDEO_20110522T173147.000Z_2</text:p>
          </table:table-cell>
          <table:table-cell table:formula="of:=[Skew3.B7]"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 table:formula="of:=[.C7]-[.B7]" office:value-type="float" office:value="10" calcext:value-type="float">
            <text:p>10</text:p>
          </table:table-cell>
          <table:table-cell table:formula="of:=[Skew3.E7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Skew3.A8]" office:value-type="string" office:string-value="BC_POD1_PTILTVIDEO_20110525T111402.000Z_1" calcext:value-type="string">
            <text:p>BC_POD1_PTILTVIDEO_20110525T111402.000Z_1</text:p>
          </table:table-cell>
          <table:table-cell table:formula="of:=[Skew3.B8]" office:value-type="float" office:value="63" calcext:value-type="float">
            <text:p>63</text:p>
          </table:table-cell>
          <table:table-cell office:value-type="float" office:value="136" calcext:value-type="float">
            <text:p>136</text:p>
          </table:table-cell>
          <table:table-cell table:formula="of:=[.C8]-[.B8]" office:value-type="float" office:value="73" calcext:value-type="float">
            <text:p>73</text:p>
          </table:table-cell>
          <table:table-cell table:formula="of:=[Skew3.E8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Skew3.A9]" office:value-type="string" office:string-value="BC_POD1_PTILTVIDEO_20110527T063643.000Z_1" calcext:value-type="string">
            <text:p>BC_POD1_PTILTVIDEO_20110527T063643.000Z_1</text:p>
          </table:table-cell>
          <table:table-cell table:formula="of:=[Skew3.B9]" office:value-type="float" office:value="141" calcext:value-type="float">
            <text:p>141</text:p>
          </table:table-cell>
          <table:table-cell office:value-type="float" office:value="100" calcext:value-type="float">
            <text:p>100</text:p>
          </table:table-cell>
          <table:table-cell table:formula="of:=[.C9]-[.B9]" office:value-type="float" office:value="-41" calcext:value-type="float">
            <text:p>-41</text:p>
          </table:table-cell>
          <table:table-cell table:formula="of:=[Skew3.E9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.A10]" office:value-type="string" office:string-value="BC_POD1_PTILTVIDEO_20110528T073304.000Z_1" calcext:value-type="string">
            <text:p>BC_POD1_PTILTVIDEO_20110528T073304.000Z_1</text:p>
          </table:table-cell>
          <table:table-cell table:formula="of:=[Skew3.B10]"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table:formula="of:=[.C10]-[.B10]" office:value-type="float" office:value="-32" calcext:value-type="float">
            <text:p>-32</text:p>
          </table:table-cell>
          <table:table-cell table:formula="of:=[Skew3.E10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.A11]" office:value-type="string" office:string-value="BC_POD1_PTILTVIDEO_20110528T165204.000Z_2" calcext:value-type="string">
            <text:p>BC_POD1_PTILTVIDEO_20110528T165204.000Z_2</text:p>
          </table:table-cell>
          <table:table-cell table:formula="of:=[Skew3.B11]"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table:formula="of:=[.C11]-[.B11]" office:value-type="float" office:value="-8" calcext:value-type="float">
            <text:p>-8</text:p>
          </table:table-cell>
          <table:table-cell table:formula="of:=[Skew3.E11]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Skew3.A12]" office:value-type="string" office:string-value="BC_POD1_PTILTVIDEO_20110528T165204.000Z_3" calcext:value-type="string">
            <text:p>BC_POD1_PTILTVIDEO_20110528T165204.000Z_3</text:p>
          </table:table-cell>
          <table:table-cell table:formula="of:=[Skew3.B12]"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table:formula="of:=[.C12]-[.B12]" office:value-type="float" office:value="10" calcext:value-type="float">
            <text:p>10</text:p>
          </table:table-cell>
          <table:table-cell table:formula="of:=[Skew3.E12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Skew3.A13]" office:value-type="string" office:string-value="BC_POD1_PTILTVIDEO_20110615T192950.000Z_1" calcext:value-type="string">
            <text:p>BC_POD1_PTILTVIDEO_20110615T192950.000Z_1</text:p>
          </table:table-cell>
          <table:table-cell table:formula="of:=[Skew3.B13]"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table:formula="of:=[.C13]-[.B13]" office:value-type="float" office:value="28" calcext:value-type="float">
            <text:p>28</text:p>
          </table:table-cell>
          <table:table-cell table:formula="of:=[Skew3.E13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.A14]" office:value-type="string" office:string-value="BC_POD1_PTILTVIDEO_20110615T192950.000Z_2" calcext:value-type="string">
            <text:p>BC_POD1_PTILTVIDEO_20110615T192950.000Z_2</text:p>
          </table:table-cell>
          <table:table-cell table:formula="of:=[Skew3.B14]" office:value-type="float" office:value="150" calcext:value-type="float">
            <text:p>150</text:p>
          </table:table-cell>
          <table:table-cell office:value-type="float" office:value="94" calcext:value-type="float">
            <text:p>94</text:p>
          </table:table-cell>
          <table:table-cell table:formula="of:=[.C14]-[.B14]" office:value-type="float" office:value="-56" calcext:value-type="float">
            <text:p>-56</text:p>
          </table:table-cell>
          <table:table-cell table:formula="of:=[Skew3.E14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Skew3.A15]" office:value-type="string" office:string-value="BC_POD1_PTILTVIDEO_20110615T192950.000Z_3" calcext:value-type="string">
            <text:p>BC_POD1_PTILTVIDEO_20110615T192950.000Z_3</text:p>
          </table:table-cell>
          <table:table-cell table:formula="of:=[Skew3.B15]"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table:formula="of:=[.C15]-[.B15]" office:value-type="float" office:value="-98" calcext:value-type="float">
            <text:p>-98</text:p>
          </table:table-cell>
          <table:table-cell table:formula="of:=[Skew3.E15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Skew3.A16]" office:value-type="string" office:string-value="BC_POD1_PTILTVIDEO_20110616T171904.000Z_1" calcext:value-type="string">
            <text:p>BC_POD1_PTILTVIDEO_20110616T171904.000Z_1</text:p>
          </table:table-cell>
          <table:table-cell table:formula="of:=[Skew3.B16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formula="of:=[.C16]-[.B16]" office:value-type="float" office:value="-41" calcext:value-type="float">
            <text:p>-41</text:p>
          </table:table-cell>
          <table:table-cell table:formula="of:=[Skew3.E16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Skew3.A17]" office:value-type="string" office:string-value="BC_POD1_PTILTVIDEO_20110616T171904.000Z_2" calcext:value-type="string">
            <text:p>BC_POD1_PTILTVIDEO_20110616T171904.000Z_2</text:p>
          </table:table-cell>
          <table:table-cell table:formula="of:=[Skew3.B17]" office:value-type="float" office:value="84" calcext:value-type="float">
            <text:p>84</text:p>
          </table:table-cell>
          <table:table-cell office:value-type="float" office:value="103" calcext:value-type="float">
            <text:p>103</text:p>
          </table:table-cell>
          <table:table-cell table:formula="of:=[.C17]-[.B17]" office:value-type="float" office:value="19" calcext:value-type="float">
            <text:p>19</text:p>
          </table:table-cell>
          <table:table-cell table:formula="of:=[Skew3.E17]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Skew3.A18]" office:value-type="string" office:string-value="BC_POD1_PTILTVIDEO_20110618T185440.000Z_1" calcext:value-type="string">
            <text:p>BC_POD1_PTILTVIDEO_20110618T185440.000Z_1</text:p>
          </table:table-cell>
          <table:table-cell table:formula="of:=[Skew3.B18]"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formula="of:=[.C18]-[.B18]" office:value-type="float" office:value="-5" calcext:value-type="float">
            <text:p>-5</text:p>
          </table:table-cell>
          <table:table-cell table:formula="of:=[Skew3.E18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Skew3.A19]" office:value-type="string" office:string-value="BC_POD1_PTILTVIDEO_20110618T185440.000Z_5" calcext:value-type="string">
            <text:p>BC_POD1_PTILTVIDEO_20110618T185440.000Z_5</text:p>
          </table:table-cell>
          <table:table-cell table:formula="of:=[Skew3.B19]"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table:formula="of:=[.C19]-[.B19]" office:value-type="float" office:value="19" calcext:value-type="float">
            <text:p>19</text:p>
          </table:table-cell>
          <table:table-cell table:formula="of:=[Skew3.E19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Skew3.A20]" office:value-type="string" office:string-value="BC_POD1_PTILTVIDEO_20110624T174459.000Z_1" calcext:value-type="string">
            <text:p>BC_POD1_PTILTVIDEO_20110624T174459.000Z_1</text:p>
          </table:table-cell>
          <table:table-cell table:formula="of:=[Skew3.B20]"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table:formula="of:=[.C20]-[.B20]" office:value-type="float" office:value="22" calcext:value-type="float">
            <text:p>22</text:p>
          </table:table-cell>
          <table:table-cell table:formula="of:=[Skew3.E20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Skew3.A21]" office:value-type="string" office:string-value="BC_POD1_PTILTVIDEO_20110624T174459.000Z_2" calcext:value-type="string">
            <text:p>BC_POD1_PTILTVIDEO_20110624T174459.000Z_2</text:p>
          </table:table-cell>
          <table:table-cell table:formula="of:=[Skew3.B21]"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table:formula="of:=[.C21]-[.B21]" office:value-type="float" office:value="-29" calcext:value-type="float">
            <text:p>-29</text:p>
          </table:table-cell>
          <table:table-cell table:formula="of:=[Skew3.E21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.A22]" office:value-type="string" office:string-value="BC_POD1_PTILTVIDEO_20110624T174459.000Z_3" calcext:value-type="string">
            <text:p>BC_POD1_PTILTVIDEO_20110624T174459.000Z_3</text:p>
          </table:table-cell>
          <table:table-cell table:formula="of:=[Skew3.B22]"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table:formula="of:=[.C22]-[.B22]" office:value-type="float" office:value="-50" calcext:value-type="float">
            <text:p>-50</text:p>
          </table:table-cell>
          <table:table-cell table:formula="of:=[Skew3.E22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Skew3.A23]" office:value-type="string" office:string-value="BC_POD1_PTILTVIDEO_20110624T174459.000Z_4" calcext:value-type="string">
            <text:p>BC_POD1_PTILTVIDEO_20110624T174459.000Z_4</text:p>
          </table:table-cell>
          <table:table-cell table:formula="of:=[Skew3.B23]" office:value-type="float" office:value="60" calcext:value-type="float">
            <text:p>60</text:p>
          </table:table-cell>
          <table:table-cell office:value-type="float" office:value="94" calcext:value-type="float">
            <text:p>94</text:p>
          </table:table-cell>
          <table:table-cell table:formula="of:=[.C23]-[.B23]" office:value-type="float" office:value="34" calcext:value-type="float">
            <text:p>34</text:p>
          </table:table-cell>
          <table:table-cell table:formula="of:=[Skew3.E23]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Skew3.A24]" office:value-type="string" office:string-value="BC_POD1_PTILTVIDEO_20110625T183602.000Z_1" calcext:value-type="string">
            <text:p>BC_POD1_PTILTVIDEO_20110625T183602.000Z_1</text:p>
          </table:table-cell>
          <table:table-cell table:formula="of:=[Skew3.B24]" office:value-type="float" office:value="108" calcext:value-type="float">
            <text:p>108</text:p>
          </table:table-cell>
          <table:table-cell office:value-type="float" office:value="76" calcext:value-type="float">
            <text:p>76</text:p>
          </table:table-cell>
          <table:table-cell table:formula="of:=[.C24]-[.B24]" office:value-type="float" office:value="-32" calcext:value-type="float">
            <text:p>-32</text:p>
          </table:table-cell>
          <table:table-cell table:formula="of:=[Skew3.E24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Skew3.A25]" office:value-type="string" office:string-value="BC_POD1_PTILTVIDEO_20110702T181655.000Z_1" calcext:value-type="string">
            <text:p>BC_POD1_PTILTVIDEO_20110702T181655.000Z_1</text:p>
          </table:table-cell>
          <table:table-cell table:formula="of:=[Skew3.B25]" office:value-type="float" office:value="120" calcext:value-type="float">
            <text:p>120</text:p>
          </table:table-cell>
          <table:table-cell office:value-type="float" office:value="88" calcext:value-type="float">
            <text:p>88</text:p>
          </table:table-cell>
          <table:table-cell table:formula="of:=[.C25]-[.B25]" office:value-type="float" office:value="-32" calcext:value-type="float">
            <text:p>-32</text:p>
          </table:table-cell>
          <table:table-cell table:formula="of:=[Skew3.E25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Skew3.A26]" office:value-type="string" office:string-value="BC_POD1_PTILTVIDEO_20110703T190647.000Z_1" calcext:value-type="string">
            <text:p>BC_POD1_PTILTVIDEO_20110703T190647.000Z_1</text:p>
          </table:table-cell>
          <table:table-cell table:formula="of:=[Skew3.B26]"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formula="of:=[.C26]-[.B26]" office:value-type="float" office:value="-5" calcext:value-type="float">
            <text:p>-5</text:p>
          </table:table-cell>
          <table:table-cell table:formula="of:=[Skew3.E26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.A27]" office:value-type="string" office:string-value="BC_POD1_PTILTVIDEO_20110703T190647.000Z_2" calcext:value-type="string">
            <text:p>BC_POD1_PTILTVIDEO_20110703T190647.000Z_2</text:p>
          </table:table-cell>
          <table:table-cell table:formula="of:=[Skew3.B27]"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  <table:table-cell table:formula="of:=[.C27]-[.B27]" office:value-type="float" office:value="-41" calcext:value-type="float">
            <text:p>-41</text:p>
          </table:table-cell>
          <table:table-cell table:formula="of:=[Skew3.E27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Skew3.A28]" office:value-type="string" office:string-value="BC_POD1_PTILTVIDEO_20110703T190647.000Z_3" calcext:value-type="string">
            <text:p>BC_POD1_PTILTVIDEO_20110703T190647.000Z_3</text:p>
          </table:table-cell>
          <table:table-cell table:formula="of:=[Skew3.B28]"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table:formula="of:=[.C28]-[.B28]" office:value-type="float" office:value="13" calcext:value-type="float">
            <text:p>13</text:p>
          </table:table-cell>
          <table:table-cell table:formula="of:=[Skew3.E28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2"/>
          <table:table-cell table:formula="of:=AVERAGE([.D2:.D28])" office:value-type="float" office:value="-10.8888888888889" calcext:value-type="float">
            <text:p>-10.8888888888889</text:p>
          </table:table-cell>
          <table:table-cell table:formula="of:=AVERAGE([.E2:.E28])" office:value-type="float" office:value="6.11111111111111" calcext:value-type="float">
            <text:p>6.11111111111111</text:p>
          </table:table-cell>
          <table:table-cell table:formula="of:=AVERAGE([.F2:.F28])" office:value-type="float" office:value="2.22222222222222" calcext:value-type="float">
            <text:p>2.22222222222222</text:p>
          </table:table-cell>
        </table:table-row>
        <table:table-row table:style-name="ro1">
          <table:table-cell office:value-type="string" calcext:value-type="string">
            <text:p>Standard Deviation</text:p>
          </table:table-cell>
          <table:table-cell table:number-columns-repeated="2"/>
          <table:table-cell table:formula="of:=STDEV([.D2:.D28])" office:value-type="float" office:value="38.033723227737" calcext:value-type="float">
            <text:p>38.033723227737</text:p>
          </table:table-cell>
          <table:table-cell table:formula="of:=STDEV([.E2:.E28])" office:value-type="float" office:value="2.56205046088139" calcext:value-type="float">
            <text:p>2.56205046088139</text:p>
          </table:table-cell>
          <table:table-cell table:formula="of:=STDEV([.F2:.F28])" office:value-type="float" office:value="0.423659272868162" calcext:value-type="float">
            <text:p>0.423659272868162</text:p>
          </table:table-cell>
        </table:table-row>
      </table:table>
      <table:table table:name="Kurt3_d" table:style-name="ta1"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formula="of:=[Kurt3.A1]" office:value-type="string" office:string-value="Video" calcext:value-type="string">
            <text:p>Video</text:p>
          </table:table-cell>
          <table:table-cell table:formula="of:=[Kurt3.B1]" office:value-type="string" office:string-value="Annotated Startle Frame" calcext:value-type="string">
            <text:p>Annotated Startle Frame</text:p>
          </table:table-cell>
          <table:table-cell office:value-type="string" calcext:value-type="string">
            <text:p>Peak Frame</text:p>
          </table:table-cell>
          <table:table-cell office:value-type="string" calcext:value-type="string">
            <text:p>Startle Offset</text:p>
          </table:table-cell>
          <table:table-cell office:value-type="string" calcext:value-type="string">
            <text:p>Ground Truth Startle Duration (Frames)</text:p>
          </table:table-cell>
          <table:table-cell office:value-type="string" calcext:value-type="string">
            <text:p>Peak Duration (Frames)</text:p>
          </table:table-cell>
        </table:table-row>
        <table:table-row table:style-name="ro1">
          <table:table-cell table:formula="of:=[Kurt3.A2]" office:value-type="string" office:string-value="BC_POD1_PTILTVIDEO_20110519T091755.000Z_1" calcext:value-type="string">
            <text:p>BC_POD1_PTILTVIDEO_20110519T091755.000Z_1</text:p>
          </table:table-cell>
          <table:table-cell table:formula="of:=[Kurt3.B2]" office:value-type="float" office:value="165" calcext:value-type="float">
            <text:p>165</text:p>
          </table:table-cell>
          <table:table-cell office:value-type="float" office:value="130" calcext:value-type="float">
            <text:p>130</text:p>
          </table:table-cell>
          <table:table-cell table:formula="of:=[.C2]-[.B2]" office:value-type="float" office:value="-35" calcext:value-type="float">
            <text:p>-35</text:p>
          </table:table-cell>
          <table:table-cell table:formula="of:=[Kurt3.E2]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Kurt3.A3]" office:value-type="string" office:string-value="BC_POD1_PTILTVIDEO_20110522T114342.000Z_1" calcext:value-type="string">
            <text:p>BC_POD1_PTILTVIDEO_20110522T114342.000Z_1</text:p>
          </table:table-cell>
          <table:table-cell table:formula="of:=[Kurt3.B3]" office:value-type="float" office:value="120" calcext:value-type="float">
            <text:p>120</text:p>
          </table:table-cell>
          <table:table-cell office:value-type="float" office:value="58" calcext:value-type="float">
            <text:p>58</text:p>
          </table:table-cell>
          <table:table-cell table:formula="of:=[.C3]-[.B3]" office:value-type="float" office:value="-62" calcext:value-type="float">
            <text:p>-62</text:p>
          </table:table-cell>
          <table:table-cell table:formula="of:=[Kurt3.E3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Kurt3.A4]" office:value-type="string" office:string-value="BC_POD1_PTILTVIDEO_20110522T114342.000Z_2" calcext:value-type="string">
            <text:p>BC_POD1_PTILTVIDEO_20110522T114342.000Z_2</text:p>
          </table:table-cell>
          <table:table-cell table:formula="of:=[Kurt3.B4]" office:value-type="float" office:value="117" calcext:value-type="float">
            <text:p>117</text:p>
          </table:table-cell>
          <table:table-cell office:value-type="float" office:value="97" calcext:value-type="float">
            <text:p>97</text:p>
          </table:table-cell>
          <table:table-cell table:formula="of:=[.C4]-[.B4]" office:value-type="float" office:value="-20" calcext:value-type="float">
            <text:p>-20</text:p>
          </table:table-cell>
          <table:table-cell table:formula="of:=[Kurt3.E4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Kurt3.A5]" office:value-type="string" office:string-value="BC_POD1_PTILTVIDEO_20110522T114342.000Z_3" calcext:value-type="string">
            <text:p>BC_POD1_PTILTVIDEO_20110522T114342.000Z_3</text:p>
          </table:table-cell>
          <table:table-cell table:formula="of:=[Kurt3.B5]" office:value-type="float" office:value="117" calcext:value-type="float">
            <text:p>117</text:p>
          </table:table-cell>
          <table:table-cell office:value-type="float" office:value="160" calcext:value-type="float">
            <text:p>160</text:p>
          </table:table-cell>
          <table:table-cell table:formula="of:=[.C5]-[.B5]" office:value-type="float" office:value="43" calcext:value-type="float">
            <text:p>43</text:p>
          </table:table-cell>
          <table:table-cell table:formula="of:=[Kurt3.E5]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Kurt3.A6]" office:value-type="string" office:string-value="BC_POD1_PTILTVIDEO_20110522T173147.000Z_1" calcext:value-type="string">
            <text:p>BC_POD1_PTILTVIDEO_20110522T173147.000Z_1</text:p>
          </table:table-cell>
          <table:table-cell table:formula="of:=[Kurt3.B6]"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table:formula="of:=[.C6]-[.B6]" office:value-type="float" office:value="22" calcext:value-type="float">
            <text:p>22</text:p>
          </table:table-cell>
          <table:table-cell table:formula="of:=[Kurt3.E6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Kurt3.A7]" office:value-type="string" office:string-value="BC_POD1_PTILTVIDEO_20110522T173147.000Z_2" calcext:value-type="string">
            <text:p>BC_POD1_PTILTVIDEO_20110522T173147.000Z_2</text:p>
          </table:table-cell>
          <table:table-cell table:formula="of:=[Kurt3.B7]"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 table:formula="of:=[.C7]-[.B7]" office:value-type="float" office:value="10" calcext:value-type="float">
            <text:p>10</text:p>
          </table:table-cell>
          <table:table-cell table:formula="of:=[Kurt3.E7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Kurt3.A8]" office:value-type="string" office:string-value="BC_POD1_PTILTVIDEO_20110525T111402.000Z_1" calcext:value-type="string">
            <text:p>BC_POD1_PTILTVIDEO_20110525T111402.000Z_1</text:p>
          </table:table-cell>
          <table:table-cell table:formula="of:=[Kurt3.B8]" office:value-type="float" office:value="63" calcext:value-type="float">
            <text:p>63</text:p>
          </table:table-cell>
          <table:table-cell office:value-type="float" office:value="133" calcext:value-type="float">
            <text:p>133</text:p>
          </table:table-cell>
          <table:table-cell table:formula="of:=[.C8]-[.B8]" office:value-type="float" office:value="70" calcext:value-type="float">
            <text:p>70</text:p>
          </table:table-cell>
          <table:table-cell table:formula="of:=[Kurt3.E8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Kurt3.A9]" office:value-type="string" office:string-value="BC_POD1_PTILTVIDEO_20110527T063643.000Z_1" calcext:value-type="string">
            <text:p>BC_POD1_PTILTVIDEO_20110527T063643.000Z_1</text:p>
          </table:table-cell>
          <table:table-cell table:formula="of:=[Kurt3.B9]" office:value-type="float" office:value="141" calcext:value-type="float">
            <text:p>141</text:p>
          </table:table-cell>
          <table:table-cell office:value-type="float" office:value="100" calcext:value-type="float">
            <text:p>100</text:p>
          </table:table-cell>
          <table:table-cell table:formula="of:=[.C9]-[.B9]" office:value-type="float" office:value="-41" calcext:value-type="float">
            <text:p>-41</text:p>
          </table:table-cell>
          <table:table-cell table:formula="of:=[Kurt3.E9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Kurt3.A10]" office:value-type="string" office:string-value="BC_POD1_PTILTVIDEO_20110528T073304.000Z_1" calcext:value-type="string">
            <text:p>BC_POD1_PTILTVIDEO_20110528T073304.000Z_1</text:p>
          </table:table-cell>
          <table:table-cell table:formula="of:=[Kurt3.B10]"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table:formula="of:=[.C10]-[.B10]" office:value-type="float" office:value="-26" calcext:value-type="float">
            <text:p>-26</text:p>
          </table:table-cell>
          <table:table-cell table:formula="of:=[Kurt3.E10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Kurt3.A11]" office:value-type="string" office:string-value="BC_POD1_PTILTVIDEO_20110528T165204.000Z_2" calcext:value-type="string">
            <text:p>BC_POD1_PTILTVIDEO_20110528T165204.000Z_2</text:p>
          </table:table-cell>
          <table:table-cell table:formula="of:=[Kurt3.B11]"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table:formula="of:=[.C11]-[.B11]" office:value-type="float" office:value="31" calcext:value-type="float">
            <text:p>31</text:p>
          </table:table-cell>
          <table:table-cell table:formula="of:=[Kurt3.E11]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Kurt3.A12]" office:value-type="string" office:string-value="BC_POD1_PTILTVIDEO_20110528T165204.000Z_3" calcext:value-type="string">
            <text:p>BC_POD1_PTILTVIDEO_20110528T165204.000Z_3</text:p>
          </table:table-cell>
          <table:table-cell table:formula="of:=[Kurt3.B12]"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table:formula="of:=[.C12]-[.B12]" office:value-type="float" office:value="13" calcext:value-type="float">
            <text:p>13</text:p>
          </table:table-cell>
          <table:table-cell table:formula="of:=[Kurt3.E12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Kurt3.A13]" office:value-type="string" office:string-value="BC_POD1_PTILTVIDEO_20110615T192950.000Z_1" calcext:value-type="string">
            <text:p>BC_POD1_PTILTVIDEO_20110615T192950.000Z_1</text:p>
          </table:table-cell>
          <table:table-cell table:formula="of:=[Kurt3.B13]" office:value-type="float" office:value="42" calcext:value-type="float">
            <text:p>42</text:p>
          </table:table-cell>
          <table:table-cell office:value-type="float" office:value="73" calcext:value-type="float">
            <text:p>73</text:p>
          </table:table-cell>
          <table:table-cell table:formula="of:=[.C13]-[.B13]" office:value-type="float" office:value="31" calcext:value-type="float">
            <text:p>31</text:p>
          </table:table-cell>
          <table:table-cell table:formula="of:=[Kurt3.E13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Kurt3.A14]" office:value-type="string" office:string-value="BC_POD1_PTILTVIDEO_20110615T192950.000Z_2" calcext:value-type="string">
            <text:p>BC_POD1_PTILTVIDEO_20110615T192950.000Z_2</text:p>
          </table:table-cell>
          <table:table-cell table:formula="of:=[Kurt3.B14]" office:value-type="float" office:value="150" calcext:value-type="float">
            <text:p>150</text:p>
          </table:table-cell>
          <table:table-cell office:value-type="float" office:value="97" calcext:value-type="float">
            <text:p>97</text:p>
          </table:table-cell>
          <table:table-cell table:formula="of:=[.C14]-[.B14]" office:value-type="float" office:value="-53" calcext:value-type="float">
            <text:p>-53</text:p>
          </table:table-cell>
          <table:table-cell table:formula="of:=[Kurt3.E14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Kurt3.A15]" office:value-type="string" office:string-value="BC_POD1_PTILTVIDEO_20110615T192950.000Z_3" calcext:value-type="string">
            <text:p>BC_POD1_PTILTVIDEO_20110615T192950.000Z_3</text:p>
          </table:table-cell>
          <table:table-cell table:formula="of:=[Kurt3.B15]"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formula="of:=[.C15]-[.B15]" office:value-type="float" office:value="-101" calcext:value-type="float">
            <text:p>-101</text:p>
          </table:table-cell>
          <table:table-cell table:formula="of:=[Kurt3.E15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Kurt3.A16]" office:value-type="string" office:string-value="BC_POD1_PTILTVIDEO_20110616T171904.000Z_1" calcext:value-type="string">
            <text:p>BC_POD1_PTILTVIDEO_20110616T171904.000Z_1</text:p>
          </table:table-cell>
          <table:table-cell table:formula="of:=[Kurt3.B16]" office:value-type="float" office:value="45" calcext:value-type="float">
            <text:p>45</text:p>
          </table:table-cell>
          <table:table-cell office:value-type="float" office:value="91" calcext:value-type="float">
            <text:p>91</text:p>
          </table:table-cell>
          <table:table-cell table:formula="of:=[.C16]-[.B16]" office:value-type="float" office:value="46" calcext:value-type="float">
            <text:p>46</text:p>
          </table:table-cell>
          <table:table-cell table:formula="of:=[Kurt3.E16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Kurt3.A17]" office:value-type="string" office:string-value="BC_POD1_PTILTVIDEO_20110616T171904.000Z_2" calcext:value-type="string">
            <text:p>BC_POD1_PTILTVIDEO_20110616T171904.000Z_2</text:p>
          </table:table-cell>
          <table:table-cell table:formula="of:=[Kurt3.B17]" office:value-type="float" office:value="84" calcext:value-type="float">
            <text:p>84</text:p>
          </table:table-cell>
          <table:table-cell office:value-type="float" office:value="103" calcext:value-type="float">
            <text:p>103</text:p>
          </table:table-cell>
          <table:table-cell table:formula="of:=[.C17]-[.B17]" office:value-type="float" office:value="19" calcext:value-type="float">
            <text:p>19</text:p>
          </table:table-cell>
          <table:table-cell table:formula="of:=[Kurt3.E17]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Kurt3.A18]" office:value-type="string" office:string-value="BC_POD1_PTILTVIDEO_20110618T185440.000Z_1" calcext:value-type="string">
            <text:p>BC_POD1_PTILTVIDEO_20110618T185440.000Z_1</text:p>
          </table:table-cell>
          <table:table-cell table:formula="of:=[Kurt3.B18]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.C18]-[.B18]" office:value-type="float" office:value="-20" calcext:value-type="float">
            <text:p>-20</text:p>
          </table:table-cell>
          <table:table-cell table:formula="of:=[Kurt3.E18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Kurt3.A19]" office:value-type="string" office:string-value="BC_POD1_PTILTVIDEO_20110618T185440.000Z_5" calcext:value-type="string">
            <text:p>BC_POD1_PTILTVIDEO_20110618T185440.000Z_5</text:p>
          </table:table-cell>
          <table:table-cell table:formula="of:=[Kurt3.B19]"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table:formula="of:=[.C19]-[.B19]" office:value-type="float" office:value="19" calcext:value-type="float">
            <text:p>19</text:p>
          </table:table-cell>
          <table:table-cell table:formula="of:=[Kurt3.E19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Kurt3.A20]" office:value-type="string" office:string-value="BC_POD1_PTILTVIDEO_20110624T174459.000Z_1" calcext:value-type="string">
            <text:p>BC_POD1_PTILTVIDEO_20110624T174459.000Z_1</text:p>
          </table:table-cell>
          <table:table-cell table:formula="of:=[Kurt3.B20]"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table:formula="of:=[.C20]-[.B20]" office:value-type="float" office:value="25" calcext:value-type="float">
            <text:p>25</text:p>
          </table:table-cell>
          <table:table-cell table:formula="of:=[Kurt3.E20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Kurt3.A21]" office:value-type="string" office:string-value="BC_POD1_PTILTVIDEO_20110624T174459.000Z_2" calcext:value-type="string">
            <text:p>BC_POD1_PTILTVIDEO_20110624T174459.000Z_2</text:p>
          </table:table-cell>
          <table:table-cell table:formula="of:=[Kurt3.B21]"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table:formula="of:=[.C21]-[.B21]" office:value-type="float" office:value="-23" calcext:value-type="float">
            <text:p>-23</text:p>
          </table:table-cell>
          <table:table-cell table:formula="of:=[Kurt3.E21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Kurt3.A22]" office:value-type="string" office:string-value="BC_POD1_PTILTVIDEO_20110624T174459.000Z_3" calcext:value-type="string">
            <text:p>BC_POD1_PTILTVIDEO_20110624T174459.000Z_3</text:p>
          </table:table-cell>
          <table:table-cell table:formula="of:=[Kurt3.B22]"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table:formula="of:=[.C22]-[.B22]" office:value-type="float" office:value="-50" calcext:value-type="float">
            <text:p>-50</text:p>
          </table:table-cell>
          <table:table-cell table:formula="of:=[Kurt3.E22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Kurt3.A23]" office:value-type="string" office:string-value="BC_POD1_PTILTVIDEO_20110624T174459.000Z_4" calcext:value-type="string">
            <text:p>BC_POD1_PTILTVIDEO_20110624T174459.000Z_4</text:p>
          </table:table-cell>
          <table:table-cell table:formula="of:=[Kurt3.B23]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formula="of:=[.C23]-[.B23]" office:value-type="float" office:value="40" calcext:value-type="float">
            <text:p>40</text:p>
          </table:table-cell>
          <table:table-cell table:formula="of:=[Kurt3.E23]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Kurt3.A24]" office:value-type="string" office:string-value="BC_POD1_PTILTVIDEO_20110625T183602.000Z_1" calcext:value-type="string">
            <text:p>BC_POD1_PTILTVIDEO_20110625T183602.000Z_1</text:p>
          </table:table-cell>
          <table:table-cell table:formula="of:=[Kurt3.B24]" office:value-type="float" office:value="108" calcext:value-type="float">
            <text:p>108</text:p>
          </table:table-cell>
          <table:table-cell office:value-type="float" office:value="76" calcext:value-type="float">
            <text:p>76</text:p>
          </table:table-cell>
          <table:table-cell table:formula="of:=[.C24]-[.B24]" office:value-type="float" office:value="-32" calcext:value-type="float">
            <text:p>-32</text:p>
          </table:table-cell>
          <table:table-cell table:formula="of:=[Kurt3.E24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Kurt3.A25]" office:value-type="string" office:string-value="BC_POD1_PTILTVIDEO_20110702T181655.000Z_1" calcext:value-type="string">
            <text:p>BC_POD1_PTILTVIDEO_20110702T181655.000Z_1</text:p>
          </table:table-cell>
          <table:table-cell table:formula="of:=[Kurt3.B25]"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table:formula="of:=[.C25]-[.B25]" office:value-type="float" office:value="-35" calcext:value-type="float">
            <text:p>-35</text:p>
          </table:table-cell>
          <table:table-cell table:formula="of:=[Kurt3.E25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Kurt3.A26]" office:value-type="string" office:string-value="BC_POD1_PTILTVIDEO_20110703T190647.000Z_1" calcext:value-type="string">
            <text:p>BC_POD1_PTILTVIDEO_20110703T190647.000Z_1</text:p>
          </table:table-cell>
          <table:table-cell table:formula="of:=[Kurt3.B26]"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formula="of:=[.C26]-[.B26]" office:value-type="float" office:value="-5" calcext:value-type="float">
            <text:p>-5</text:p>
          </table:table-cell>
          <table:table-cell table:formula="of:=[Kurt3.E26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Kurt3.A27]" office:value-type="string" office:string-value="BC_POD1_PTILTVIDEO_20110703T190647.000Z_2" calcext:value-type="string">
            <text:p>BC_POD1_PTILTVIDEO_20110703T190647.000Z_2</text:p>
          </table:table-cell>
          <table:table-cell table:formula="of:=[Kurt3.B27]" office:value-type="float" office:value="57" calcext:value-type="float">
            <text:p>57</text:p>
          </table:table-cell>
          <table:table-cell office:value-type="float" office:value="19" calcext:value-type="float">
            <text:p>19</text:p>
          </table:table-cell>
          <table:table-cell table:formula="of:=[.C27]-[.B27]" office:value-type="float" office:value="-38" calcext:value-type="float">
            <text:p>-38</text:p>
          </table:table-cell>
          <table:table-cell table:formula="of:=[Kurt3.E27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Kurt3.A28]" office:value-type="string" office:string-value="BC_POD1_PTILTVIDEO_20110703T190647.000Z_3" calcext:value-type="string">
            <text:p>BC_POD1_PTILTVIDEO_20110703T190647.000Z_3</text:p>
          </table:table-cell>
          <table:table-cell table:formula="of:=[Kurt3.B28]"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table:formula="of:=[.C28]-[.B28]" office:value-type="float" office:value="13" calcext:value-type="float">
            <text:p>13</text:p>
          </table:table-cell>
          <table:table-cell table:formula="of:=[Kurt3.E28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2"/>
          <table:table-cell table:formula="of:=AVERAGE([.D2:.D28])" office:value-type="float" office:value="-5.88888888888889" calcext:value-type="float">
            <text:p>-5.88888888888889</text:p>
          </table:table-cell>
          <table:table-cell table:formula="of:=AVERAGE([.E2:.E28])" office:value-type="float" office:value="6.11111111111111" calcext:value-type="float">
            <text:p>6.11111111111111</text:p>
          </table:table-cell>
          <table:table-cell table:formula="of:=AVERAGE([.F2:.F28])" office:value-type="float" office:value="2.2962962962963" calcext:value-type="float">
            <text:p>2.2962962962963</text:p>
          </table:table-cell>
        </table:table-row>
        <table:table-row table:style-name="ro1">
          <table:table-cell office:value-type="string" calcext:value-type="string">
            <text:p>Standard Deviation</text:p>
          </table:table-cell>
          <table:table-cell table:number-columns-repeated="2"/>
          <table:table-cell table:formula="of:=STDEV([.D2:.D28])" office:value-type="float" office:value="40.049328558026" calcext:value-type="float">
            <text:p>40.049328558026</text:p>
          </table:table-cell>
          <table:table-cell table:formula="of:=STDEV([.E2:.E28])" office:value-type="float" office:value="2.56205046088139" calcext:value-type="float">
            <text:p>2.56205046088139</text:p>
          </table:table-cell>
          <table:table-cell table:formula="of:=STDEV([.F2:.F28])" office:value-type="float" office:value="0.465321626968075" calcext:value-type="float">
            <text:p>0.465321626968075</text:p>
          </table:table-cell>
        </table:table-row>
      </table:table>
      <table:table table:name="Max" table:style-name="ta1"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formula="of:=[Skew3_d.A1]" office:value-type="string" office:string-value="Video" calcext:value-type="string">
            <text:p>Video</text:p>
          </table:table-cell>
          <table:table-cell table:formula="of:=[Skew3_d.B1]" office:value-type="string" office:string-value="Annotated Startle Frame" calcext:value-type="string">
            <text:p>Annotated Startle Frame</text:p>
          </table:table-cell>
          <table:table-cell office:value-type="string" calcext:value-type="string">
            <text:p>Peak Frame</text:p>
          </table:table-cell>
          <table:table-cell office:value-type="string" calcext:value-type="string">
            <text:p>Startle Offset</text:p>
          </table:table-cell>
          <table:table-cell office:value-type="string" calcext:value-type="string">
            <text:p>Ground Truth Startle Duration (Frames)</text:p>
          </table:table-cell>
          <table:table-cell office:value-type="string" calcext:value-type="string">
            <text:p>Peak Duration (Frames)</text:p>
          </table:table-cell>
        </table:table-row>
        <table:table-row table:style-name="ro1">
          <table:table-cell table:formula="of:=[Skew3_d.A2]" office:value-type="string" office:string-value="BC_POD1_PTILTVIDEO_20110519T091755.000Z_1" calcext:value-type="string">
            <text:p>BC_POD1_PTILTVIDEO_20110519T091755.000Z_1</text:p>
          </table:table-cell>
          <table:table-cell table:formula="of:=[Skew3_d.B2]" office:value-type="float" office:value="165" calcext:value-type="float">
            <text:p>165</text:p>
          </table:table-cell>
          <table:table-cell office:value-type="float" office:value="210" calcext:value-type="float">
            <text:p>210</text:p>
          </table:table-cell>
          <table:table-cell table:formula="of:=[.C2]-[.B2]" office:value-type="float" office:value="45" calcext:value-type="float">
            <text:p>45</text:p>
          </table:table-cell>
          <table:table-cell table:formula="of:=[Skew3_d.E2]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_d.A3]" office:value-type="string" office:string-value="BC_POD1_PTILTVIDEO_20110522T114342.000Z_1" calcext:value-type="string">
            <text:p>BC_POD1_PTILTVIDEO_20110522T114342.000Z_1</text:p>
          </table:table-cell>
          <table:table-cell table:formula="of:=[Skew3_d.B3]" office:value-type="float" office:value="120" calcext:value-type="float">
            <text:p>120</text:p>
          </table:table-cell>
          <table:table-cell office:value-type="float" office:value="81" calcext:value-type="float">
            <text:p>81</text:p>
          </table:table-cell>
          <table:table-cell table:formula="of:=[.C3]-[.B3]" office:value-type="float" office:value="-39" calcext:value-type="float">
            <text:p>-39</text:p>
          </table:table-cell>
          <table:table-cell table:formula="of:=[Skew3_d.E3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_d.A4]" office:value-type="string" office:string-value="BC_POD1_PTILTVIDEO_20110522T114342.000Z_2" calcext:value-type="string">
            <text:p>BC_POD1_PTILTVIDEO_20110522T114342.000Z_2</text:p>
          </table:table-cell>
          <table:table-cell table:formula="of:=[Skew3_d.B4]" office:value-type="float" office:value="117" calcext:value-type="float">
            <text:p>117</text:p>
          </table:table-cell>
          <table:table-cell office:value-type="float" office:value="114" calcext:value-type="float">
            <text:p>114</text:p>
          </table:table-cell>
          <table:table-cell table:formula="of:=[.C4]-[.B4]" office:value-type="float" office:value="-3" calcext:value-type="float">
            <text:p>-3</text:p>
          </table:table-cell>
          <table:table-cell table:formula="of:=[Skew3_d.E4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_d.A5]" office:value-type="string" office:string-value="BC_POD1_PTILTVIDEO_20110522T114342.000Z_3" calcext:value-type="string">
            <text:p>BC_POD1_PTILTVIDEO_20110522T114342.000Z_3</text:p>
          </table:table-cell>
          <table:table-cell table:formula="of:=[Skew3_d.B5]" office:value-type="float" office:value="117" calcext:value-type="float">
            <text:p>117</text:p>
          </table:table-cell>
          <table:table-cell office:value-type="float" office:value="138" calcext:value-type="float">
            <text:p>138</text:p>
          </table:table-cell>
          <table:table-cell table:formula="of:=[.C5]-[.B5]" office:value-type="float" office:value="21" calcext:value-type="float">
            <text:p>21</text:p>
          </table:table-cell>
          <table:table-cell table:formula="of:=[Skew3_d.E5]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_d.A6]" office:value-type="string" office:string-value="BC_POD1_PTILTVIDEO_20110522T173147.000Z_1" calcext:value-type="string">
            <text:p>BC_POD1_PTILTVIDEO_20110522T173147.000Z_1</text:p>
          </table:table-cell>
          <table:table-cell table:formula="of:=[Skew3_d.B6]" office:value-type="float" office:value="111" calcext:value-type="float">
            <text:p>111</text:p>
          </table:table-cell>
          <table:table-cell office:value-type="float" office:value="96" calcext:value-type="float">
            <text:p>96</text:p>
          </table:table-cell>
          <table:table-cell table:formula="of:=[.C6]-[.B6]" office:value-type="float" office:value="-15" calcext:value-type="float">
            <text:p>-15</text:p>
          </table:table-cell>
          <table:table-cell table:formula="of:=[Skew3_d.E6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_d.A7]" office:value-type="string" office:string-value="BC_POD1_PTILTVIDEO_20110522T173147.000Z_2" calcext:value-type="string">
            <text:p>BC_POD1_PTILTVIDEO_20110522T173147.000Z_2</text:p>
          </table:table-cell>
          <table:table-cell table:formula="of:=[Skew3_d.B7]" office:value-type="float" office:value="87" calcext:value-type="float">
            <text:p>87</text:p>
          </table:table-cell>
          <table:table-cell office:value-type="float" office:value="87" calcext:value-type="float">
            <text:p>87</text:p>
          </table:table-cell>
          <table:table-cell table:formula="of:=[.C7]-[.B7]" office:value-type="float" office:value="0" calcext:value-type="float">
            <text:p>0</text:p>
          </table:table-cell>
          <table:table-cell table:formula="of:=[Skew3_d.E7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_d.A8]" office:value-type="string" office:string-value="BC_POD1_PTILTVIDEO_20110525T111402.000Z_1" calcext:value-type="string">
            <text:p>BC_POD1_PTILTVIDEO_20110525T111402.000Z_1</text:p>
          </table:table-cell>
          <table:table-cell table:formula="of:=[Skew3_d.B8]"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table:formula="of:=[.C8]-[.B8]" office:value-type="float" office:value="-57" calcext:value-type="float">
            <text:p>-57</text:p>
          </table:table-cell>
          <table:table-cell table:formula="of:=[Skew3_d.E8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_d.A9]" office:value-type="string" office:string-value="BC_POD1_PTILTVIDEO_20110527T063643.000Z_1" calcext:value-type="string">
            <text:p>BC_POD1_PTILTVIDEO_20110527T063643.000Z_1</text:p>
          </table:table-cell>
          <table:table-cell table:formula="of:=[Skew3_d.B9]" office:value-type="float" office:value="141" calcext:value-type="float">
            <text:p>141</text:p>
          </table:table-cell>
          <table:table-cell office:value-type="float" office:value="33" calcext:value-type="float">
            <text:p>33</text:p>
          </table:table-cell>
          <table:table-cell table:formula="of:=[.C9]-[.B9]" office:value-type="float" office:value="-108" calcext:value-type="float">
            <text:p>-108</text:p>
          </table:table-cell>
          <table:table-cell table:formula="of:=[Skew3_d.E9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_d.A10]" office:value-type="string" office:string-value="BC_POD1_PTILTVIDEO_20110528T073304.000Z_1" calcext:value-type="string">
            <text:p>BC_POD1_PTILTVIDEO_20110528T073304.000Z_1</text:p>
          </table:table-cell>
          <table:table-cell table:formula="of:=[Skew3_d.B10]"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table:formula="of:=[.C10]-[.B10]" office:value-type="float" office:value="-6" calcext:value-type="float">
            <text:p>-6</text:p>
          </table:table-cell>
          <table:table-cell table:formula="of:=[Skew3_d.E10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_d.A11]" office:value-type="string" office:string-value="BC_POD1_PTILTVIDEO_20110528T165204.000Z_2" calcext:value-type="string">
            <text:p>BC_POD1_PTILTVIDEO_20110528T165204.000Z_2</text:p>
          </table:table-cell>
          <table:table-cell table:formula="of:=[Skew3_d.B11]" office:value-type="float" office:value="48" calcext:value-type="float">
            <text:p>48</text:p>
          </table:table-cell>
          <table:table-cell office:value-type="float" office:value="144" calcext:value-type="float">
            <text:p>144</text:p>
          </table:table-cell>
          <table:table-cell table:formula="of:=[.C11]-[.B11]" office:value-type="float" office:value="96" calcext:value-type="float">
            <text:p>96</text:p>
          </table:table-cell>
          <table:table-cell table:formula="of:=[Skew3_d.E11]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_d.A12]" office:value-type="string" office:string-value="BC_POD1_PTILTVIDEO_20110528T165204.000Z_3" calcext:value-type="string">
            <text:p>BC_POD1_PTILTVIDEO_20110528T165204.000Z_3</text:p>
          </table:table-cell>
          <table:table-cell table:formula="of:=[Skew3_d.B12]"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[.C12]-[.B12]" office:value-type="float" office:value="-45" calcext:value-type="float">
            <text:p>-45</text:p>
          </table:table-cell>
          <table:table-cell table:formula="of:=[Skew3_d.E12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_d.A13]" office:value-type="string" office:string-value="BC_POD1_PTILTVIDEO_20110615T192950.000Z_1" calcext:value-type="string">
            <text:p>BC_POD1_PTILTVIDEO_20110615T192950.000Z_1</text:p>
          </table:table-cell>
          <table:table-cell table:formula="of:=[Skew3_d.B13]" office:value-type="float" office:value="42" calcext:value-type="float">
            <text:p>42</text:p>
          </table:table-cell>
          <table:table-cell office:value-type="float" office:value="99" calcext:value-type="float">
            <text:p>99</text:p>
          </table:table-cell>
          <table:table-cell table:formula="of:=[.C13]-[.B13]" office:value-type="float" office:value="57" calcext:value-type="float">
            <text:p>57</text:p>
          </table:table-cell>
          <table:table-cell table:formula="of:=[Skew3_d.E13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_d.A14]" office:value-type="string" office:string-value="BC_POD1_PTILTVIDEO_20110615T192950.000Z_2" calcext:value-type="string">
            <text:p>BC_POD1_PTILTVIDEO_20110615T192950.000Z_2</text:p>
          </table:table-cell>
          <table:table-cell table:formula="of:=[Skew3_d.B14]" office:value-type="float" office:value="150" calcext:value-type="float">
            <text:p>150</text:p>
          </table:table-cell>
          <table:table-cell office:value-type="float" office:value="231" calcext:value-type="float">
            <text:p>231</text:p>
          </table:table-cell>
          <table:table-cell table:formula="of:=[.C14]-[.B14]" office:value-type="float" office:value="81" calcext:value-type="float">
            <text:p>81</text:p>
          </table:table-cell>
          <table:table-cell table:formula="of:=[Skew3_d.E14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_d.A15]" office:value-type="string" office:string-value="BC_POD1_PTILTVIDEO_20110615T192950.000Z_3" calcext:value-type="string">
            <text:p>BC_POD1_PTILTVIDEO_20110615T192950.000Z_3</text:p>
          </table:table-cell>
          <table:table-cell table:formula="of:=[Skew3_d.B15]" office:value-type="float" office:value="102" calcext:value-type="float">
            <text:p>102</text:p>
          </table:table-cell>
          <table:table-cell office:value-type="float" office:value="126" calcext:value-type="float">
            <text:p>126</text:p>
          </table:table-cell>
          <table:table-cell table:formula="of:=[.C15]-[.B15]" office:value-type="float" office:value="24" calcext:value-type="float">
            <text:p>24</text:p>
          </table:table-cell>
          <table:table-cell table:formula="of:=[Skew3_d.E15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_d.A16]" office:value-type="string" office:string-value="BC_POD1_PTILTVIDEO_20110616T171904.000Z_1" calcext:value-type="string">
            <text:p>BC_POD1_PTILTVIDEO_20110616T171904.000Z_1</text:p>
          </table:table-cell>
          <table:table-cell table:formula="of:=[Skew3_d.B16]" office:value-type="float" office:value="45" calcext:value-type="float">
            <text:p>45</text:p>
          </table:table-cell>
          <table:table-cell office:value-type="float" office:value="102" calcext:value-type="float">
            <text:p>102</text:p>
          </table:table-cell>
          <table:table-cell table:formula="of:=[.C16]-[.B16]" office:value-type="float" office:value="57" calcext:value-type="float">
            <text:p>57</text:p>
          </table:table-cell>
          <table:table-cell table:formula="of:=[Skew3_d.E16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_d.A17]" office:value-type="string" office:string-value="BC_POD1_PTILTVIDEO_20110616T171904.000Z_2" calcext:value-type="string">
            <text:p>BC_POD1_PTILTVIDEO_20110616T171904.000Z_2</text:p>
          </table:table-cell>
          <table:table-cell table:formula="of:=[Skew3_d.B17]" office:value-type="float" office:value="84" calcext:value-type="float">
            <text:p>84</text:p>
          </table:table-cell>
          <table:table-cell office:value-type="float" office:value="99" calcext:value-type="float">
            <text:p>99</text:p>
          </table:table-cell>
          <table:table-cell table:formula="of:=[.C17]-[.B17]" office:value-type="float" office:value="15" calcext:value-type="float">
            <text:p>15</text:p>
          </table:table-cell>
          <table:table-cell table:formula="of:=[Skew3_d.E17]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_d.A18]" office:value-type="string" office:string-value="BC_POD1_PTILTVIDEO_20110618T185440.000Z_1" calcext:value-type="string">
            <text:p>BC_POD1_PTILTVIDEO_20110618T185440.000Z_1</text:p>
          </table:table-cell>
          <table:table-cell table:formula="of:=[Skew3_d.B18]"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table:formula="of:=[.C18]-[.B18]" office:value-type="float" office:value="48" calcext:value-type="float">
            <text:p>48</text:p>
          </table:table-cell>
          <table:table-cell table:formula="of:=[Skew3_d.E18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_d.A19]" office:value-type="string" office:string-value="BC_POD1_PTILTVIDEO_20110618T185440.000Z_5" calcext:value-type="string">
            <text:p>BC_POD1_PTILTVIDEO_20110618T185440.000Z_5</text:p>
          </table:table-cell>
          <table:table-cell table:formula="of:=[Skew3_d.B19]"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table:formula="of:=[.C19]-[.B19]" office:value-type="float" office:value="18" calcext:value-type="float">
            <text:p>18</text:p>
          </table:table-cell>
          <table:table-cell table:formula="of:=[Skew3_d.E19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_d.A20]" office:value-type="string" office:string-value="BC_POD1_PTILTVIDEO_20110624T174459.000Z_1" calcext:value-type="string">
            <text:p>BC_POD1_PTILTVIDEO_20110624T174459.000Z_1</text:p>
          </table:table-cell>
          <table:table-cell table:formula="of:=[Skew3_d.B20]"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table:formula="of:=[.C20]-[.B20]" office:value-type="float" office:value="12" calcext:value-type="float">
            <text:p>12</text:p>
          </table:table-cell>
          <table:table-cell table:formula="of:=[Skew3_d.E20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_d.A21]" office:value-type="string" office:string-value="BC_POD1_PTILTVIDEO_20110624T174459.000Z_2" calcext:value-type="string">
            <text:p>BC_POD1_PTILTVIDEO_20110624T174459.000Z_2</text:p>
          </table:table-cell>
          <table:table-cell table:formula="of:=[Skew3_d.B21]"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table:formula="of:=[.C21]-[.B21]" office:value-type="float" office:value="-3" calcext:value-type="float">
            <text:p>-3</text:p>
          </table:table-cell>
          <table:table-cell table:formula="of:=[Skew3_d.E21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_d.A22]" office:value-type="string" office:string-value="BC_POD1_PTILTVIDEO_20110624T174459.000Z_3" calcext:value-type="string">
            <text:p>BC_POD1_PTILTVIDEO_20110624T174459.000Z_3</text:p>
          </table:table-cell>
          <table:table-cell table:formula="of:=[Skew3_d.B22]"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formula="of:=[.C22]-[.B22]" office:value-type="float" office:value="-15" calcext:value-type="float">
            <text:p>-15</text:p>
          </table:table-cell>
          <table:table-cell table:formula="of:=[Skew3_d.E22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_d.A23]" office:value-type="string" office:string-value="BC_POD1_PTILTVIDEO_20110624T174459.000Z_4" calcext:value-type="string">
            <text:p>BC_POD1_PTILTVIDEO_20110624T174459.000Z_4</text:p>
          </table:table-cell>
          <table:table-cell table:formula="of:=[Skew3_d.B23]" office:value-type="float" office:value="60" calcext:value-type="float">
            <text:p>60</text:p>
          </table:table-cell>
          <table:table-cell office:value-type="float" office:value="108" calcext:value-type="float">
            <text:p>108</text:p>
          </table:table-cell>
          <table:table-cell table:formula="of:=[.C23]-[.B23]" office:value-type="float" office:value="48" calcext:value-type="float">
            <text:p>48</text:p>
          </table:table-cell>
          <table:table-cell table:formula="of:=[Skew3_d.E23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_d.A24]" office:value-type="string" office:string-value="BC_POD1_PTILTVIDEO_20110625T183602.000Z_1" calcext:value-type="string">
            <text:p>BC_POD1_PTILTVIDEO_20110625T183602.000Z_1</text:p>
          </table:table-cell>
          <table:table-cell table:formula="of:=[Skew3_d.B24]" office:value-type="float" office:value="108" calcext:value-type="float">
            <text:p>108</text:p>
          </table:table-cell>
          <table:table-cell office:value-type="float" office:value="69" calcext:value-type="float">
            <text:p>69</text:p>
          </table:table-cell>
          <table:table-cell table:formula="of:=[.C24]-[.B24]" office:value-type="float" office:value="-39" calcext:value-type="float">
            <text:p>-39</text:p>
          </table:table-cell>
          <table:table-cell table:formula="of:=[Skew3_d.E24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_d.A25]" office:value-type="string" office:string-value="BC_POD1_PTILTVIDEO_20110702T181655.000Z_1" calcext:value-type="string">
            <text:p>BC_POD1_PTILTVIDEO_20110702T181655.000Z_1</text:p>
          </table:table-cell>
          <table:table-cell table:formula="of:=[Skew3_d.B25]"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table:formula="of:=[.C25]-[.B25]" office:value-type="float" office:value="-90" calcext:value-type="float">
            <text:p>-90</text:p>
          </table:table-cell>
          <table:table-cell table:formula="of:=[Skew3_d.E25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_d.A26]" office:value-type="string" office:string-value="BC_POD1_PTILTVIDEO_20110703T190647.000Z_1" calcext:value-type="string">
            <text:p>BC_POD1_PTILTVIDEO_20110703T190647.000Z_1</text:p>
          </table:table-cell>
          <table:table-cell table:formula="of:=[Skew3_d.B26]"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formula="of:=[.C26]-[.B26]" office:value-type="float" office:value="18" calcext:value-type="float">
            <text:p>18</text:p>
          </table:table-cell>
          <table:table-cell table:formula="of:=[Skew3_d.E26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_d.A27]" office:value-type="string" office:string-value="BC_POD1_PTILTVIDEO_20110703T190647.000Z_2" calcext:value-type="string">
            <text:p>BC_POD1_PTILTVIDEO_20110703T190647.000Z_2</text:p>
          </table:table-cell>
          <table:table-cell table:formula="of:=[Skew3_d.B27]"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table:formula="of:=[.C27]-[.B27]" office:value-type="float" office:value="6" calcext:value-type="float">
            <text:p>6</text:p>
          </table:table-cell>
          <table:table-cell table:formula="of:=[Skew3_d.E27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_d.A28]" office:value-type="string" office:string-value="BC_POD1_PTILTVIDEO_20110703T190647.000Z_3" calcext:value-type="string">
            <text:p>BC_POD1_PTILTVIDEO_20110703T190647.000Z_3</text:p>
          </table:table-cell>
          <table:table-cell table:formula="of:=[Skew3_d.B28]"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table:formula="of:=[.C28]-[.B28]" office:value-type="float" office:value="12" calcext:value-type="float">
            <text:p>12</text:p>
          </table:table-cell>
          <table:table-cell table:formula="of:=[Skew3_d.E28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2"/>
          <table:table-cell table:formula="of:=AVERAGE([.D2:.D28])" office:value-type="float" office:value="5.11111111111111" calcext:value-type="float">
            <text:p>5.11111111111111</text:p>
          </table:table-cell>
          <table:table-cell table:formula="of:=AVERAGE([.E2:.E28])" office:value-type="float" office:value="6.11111111111111" calcext:value-type="float">
            <text:p>6.11111111111111</text:p>
          </table:table-cell>
          <table:table-cell table:formula="of:=AVERAGE([.F2:.F28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andard Deviation</text:p>
          </table:table-cell>
          <table:table-cell table:number-columns-repeated="2"/>
          <table:table-cell table:formula="of:=STDEV([.D2:.D28])" office:value-type="float" office:value="47.6367128405856" calcext:value-type="float">
            <text:p>47.6367128405856</text:p>
          </table:table-cell>
          <table:table-cell table:formula="of:=STDEV([.E2:.E28])" office:value-type="float" office:value="2.56205046088139" calcext:value-type="float">
            <text:p>2.56205046088139</text:p>
          </table:table-cell>
          <table:table-cell table:formula="of:=STDEV([.F2:.F28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31">0000-00-00</text:date>, <text:time style:data-style-name="N2" text:time-value="02:28:06.5456255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0T19:21:17.929547362</meta:creation-date>
    <dc:date>2019-08-31T02:33:01.641111331</dc:date>
    <meta:editing-duration>PT24M32S</meta:editing-duration>
    <meta:editing-cycles>8</meta:editing-cycles>
    <meta:generator>LibreOffice/6.0.7.3$Linux_X86_64 LibreOffice_project/00m0$Build-3</meta:generator>
    <meta:document-statistic meta:table-count="5" meta:cell-count="937" meta:object-count="0"/>
  </office:meta>
</office:document-meta>
</file>